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929in"/>
    </style:style>
    <style:style style:name="co2" style:family="table-column">
      <style:table-column-properties fo:break-before="auto" style:column-width="2.5965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000000" fo:border-left="0.0138in solid #000000" fo:border-right="0.0138in solid #000000" fo:border-top="non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138in solid #000000" fo:border-left="none" fo:border-right="0.0138in solid #000000" fo:border-top="0.013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order-left="none" fo:border-right="0.0138in solid #000000" fo:border-top="non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end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/>
      <style:paragraph-properties fo:text-align="end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>
            <text:p>AFRICAN BANKING CORPORATION</text:p>
          </table:table-cell>
          <table:table-cell table:style-name="ce3" office:value-type="string">
            <text:p>ELDORET</text:p>
          </table:table-cell>
          <table:table-cell table:style-name="ce5" office:value-type="float" office:value="35005">
            <text:p>35005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INDUSTRIAL AREA</text:p>
          </table:table-cell>
          <table:table-cell office:value-type="float" office:value="35002">
            <text:p>35002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KISUMU</text:p>
          </table:table-cell>
          <table:table-cell office:value-type="float" office:value="35004">
            <text:p>35004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LIBRA HOUSE</text:p>
          </table:table-cell>
          <table:table-cell office:value-type="float" office:value="35007">
            <text:p>35007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MAIN BRANCH</text:p>
          </table:table-cell>
          <table:table-cell office:value-type="float" office:value="35000">
            <text:p>35000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MERU</text:p>
          </table:table-cell>
          <table:table-cell office:value-type="float" office:value="35006">
            <text:p>35006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MOMBASA</text:p>
          </table:table-cell>
          <table:table-cell office:value-type="float" office:value="35003">
            <text:p>35003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NAKURU</text:p>
          </table:table-cell>
          <table:table-cell office:value-type="float" office:value="35008">
            <text:p>35008</text:p>
          </table:table-cell>
        </table:table-row>
        <table:table-row table:style-name="ro1">
          <table:table-cell office:value-type="string">
            <text:p>AFRICAN BANKING CORPORATION</text:p>
          </table:table-cell>
          <table:table-cell office:value-type="string">
            <text:p>WESTLANDS</text:p>
          </table:table-cell>
          <table:table-cell office:value-type="float" office:value="35001">
            <text:p>35001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BABA DOGO</text:p>
          </table:table-cell>
          <table:table-cell office:value-type="float" office:value="19007">
            <text:p>19007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KISUMU</text:p>
          </table:table-cell>
          <table:table-cell office:value-type="float" office:value="19006">
            <text:p>19006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MOMBASA</text:p>
          </table:table-cell>
          <table:table-cell office:value-type="float" office:value="19001">
            <text:p>19001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MONROVIA STREET</text:p>
          </table:table-cell>
          <table:table-cell office:value-type="float" office:value="19008">
            <text:p>19008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NGONG ROAD</text:p>
          </table:table-cell>
          <table:table-cell office:value-type="float" office:value="19010">
            <text:p>19010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REINSURANCE PLAZA NAIROBI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RIVER ROAD</text:p>
          </table:table-cell>
          <table:table-cell office:value-type="float" office:value="19004">
            <text:p>19004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THIKA</text:p>
          </table:table-cell>
          <table:table-cell office:value-type="float" office:value="19005">
            <text:p>19005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UHURU HIGHWAY</text:p>
          </table:table-cell>
          <table:table-cell office:value-type="float" office:value="19003">
            <text:p>19003</text:p>
          </table:table-cell>
        </table:table-row>
        <table:table-row table:style-name="ro1">
          <table:table-cell office:value-type="string">
            <text:p>BANK OF AFRICA KENYA LTD</text:p>
          </table:table-cell>
          <table:table-cell office:value-type="string">
            <text:p>WESTLANDS</text:p>
          </table:table-cell>
          <table:table-cell office:value-type="float" office:value="19002">
            <text:p>19002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CITY SQUARE</text:p>
          </table:table-cell>
          <table:table-cell office:value-type="float" office:value="6001">
            <text:p>6001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DIGO ROAD <text:s/>MOMBASA</text:p>
          </table:table-cell>
          <table:table-cell office:value-type="float" office:value="6002">
            <text:p>6002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ELDORET</text:p>
          </table:table-cell>
          <table:table-cell office:value-type="float" office:value="6008">
            <text:p>6008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INDUSTRIAL AREA</text:p>
          </table:table-cell>
          <table:table-cell office:value-type="float" office:value="6007">
            <text:p>6007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KISUMU</text:p>
          </table:table-cell>
          <table:table-cell office:value-type="float" office:value="6005">
            <text:p>6005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NAIROBI MAIN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SARIT CENTRE</text:p>
          </table:table-cell>
          <table:table-cell office:value-type="float" office:value="6006">
            <text:p>6006</text:p>
          </table:table-cell>
        </table:table-row>
        <table:table-row table:style-name="ro1">
          <table:table-cell office:value-type="string">
            <text:p>BANK OF BARODA</text:p>
          </table:table-cell>
          <table:table-cell office:value-type="string">
            <text:p>THIKA</text:p>
          </table:table-cell>
          <table:table-cell office:value-type="float" office:value="6004">
            <text:p>6004</text:p>
          </table:table-cell>
        </table:table-row>
        <table:table-row table:style-name="ro1">
          <table:table-cell office:value-type="string">
            <text:p>BANK OF INDIA</text:p>
          </table:table-cell>
          <table:table-cell office:value-type="string">
            <text:p>ELDORET</text:p>
          </table:table-cell>
          <table:table-cell office:value-type="float" office:value="5008">
            <text:p>5008</text:p>
          </table:table-cell>
        </table:table-row>
        <table:table-row table:style-name="ro1">
          <table:table-cell office:value-type="string">
            <text:p>BANK OF INDIA</text:p>
          </table:table-cell>
          <table:table-cell office:value-type="string">
            <text:p>INDUSTRIAL AREA</text:p>
          </table:table-cell>
          <table:table-cell office:value-type="float" office:value="5002">
            <text:p>5002</text:p>
          </table:table-cell>
        </table:table-row>
        <table:table-row table:style-name="ro1">
          <table:table-cell office:value-type="string">
            <text:p>BANK OF INDIA</text:p>
          </table:table-cell>
          <table:table-cell office:value-type="string">
            <text:p>KENYATTA AVENUE NAIROBI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BANK OF INDIA</text:p>
          </table:table-cell>
          <table:table-cell office:value-type="string">
            <text:p>NKRUMAH ROAD <text:s/>MOMBASA</text:p>
          </table:table-cell>
          <table:table-cell office:value-type="float" office:value="5001">
            <text:p>5001</text:p>
          </table:table-cell>
        </table:table-row>
        <table:table-row table:style-name="ro1">
          <table:table-cell office:value-type="string">
            <text:p>BANK OF INDIA</text:p>
          </table:table-cell>
          <table:table-cell office:value-type="string">
            <text:p>WESTLANDS</text:p>
          </table:table-cell>
          <table:table-cell office:value-type="float" office:value="5003">
            <text:p>500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BOMET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BUNYALA ROAD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BURU BURU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BUSIA</text:p>
          </table:table-cell>
          <table:table-cell office:value-type="float" office:value="3088">
            <text:p>3088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BUTERE ROAD</text:p>
          </table:table-cell>
          <table:table-cell office:value-type="float" office:value="3079">
            <text:p>307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CARD CENTRE NAIROBI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CHOMBA HOUSE(RIVER ROAD NO.2)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CHUKA</text:p>
          </table:table-cell>
          <table:table-cell office:value-type="float" office:value="3060">
            <text:p>3060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DEVELOPMENT HOUSE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EASTLEIGH</text:p>
          </table:table-cell>
          <table:table-cell office:value-type="float" office:value="3014">
            <text:p>301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ELDORET</text:p>
          </table:table-cell>
          <table:table-cell office:value-type="float" office:value="3003">
            <text:p>300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EMBU</text:p>
          </table:table-cell>
          <table:table-cell office:value-type="float" office:value="3004">
            <text:p>300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GARISSA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GIKOMBA</text:p>
          </table:table-cell>
          <table:table-cell office:value-type="float" office:value="3033">
            <text:p>303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GILGIL</text:p>
          </table:table-cell>
          <table:table-cell office:value-type="float" office:value="3023">
            <text:p>302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GITHUNGURI</text:p>
          </table:table-cell>
          <table:table-cell office:value-type="float" office:value="3057">
            <text:p>305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GITHURAI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HAILE SELASSIE AVENUE</text:p>
          </table:table-cell>
          <table:table-cell office:value-type="float" office:value="3082">
            <text:p>308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HEAD OFFICE - CPIC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HOMABAY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HURLINGHAM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ISIOLO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JUJA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ABARNET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table:style-name="ce1" office:value-type="string">
            <text:p>BARCLAYS BANK OF KENYA LIMITED</text:p>
          </table:table-cell>
          <table:table-cell table:style-name="ce3" office:value-type="string">
            <text:p>KAPENGURIA</text:p>
          </table:table-cell>
          <table:table-cell table:style-name="ce5" office:value-type="float" office:value="3006">
            <text:p>3006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APSABET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AREN</text:p>
          </table:table-cell>
          <table:table-cell office:value-type="float" office:value="3065">
            <text:p>306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ARIOBANGI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ASARANI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AWANGWARE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ERICHO</text:p>
          </table:table-cell>
          <table:table-cell office:value-type="float" office:value="3007">
            <text:p>300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ERUGOYA</text:p>
          </table:table-cell>
          <table:table-cell office:value-type="float" office:value="3063">
            <text:p>306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IKUYU</text:p>
          </table:table-cell>
          <table:table-cell office:value-type="float" office:value="3074">
            <text:p>307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ILIFI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IRIAINI</text:p>
          </table:table-cell>
          <table:table-cell office:value-type="float" office:value="3078">
            <text:p>3078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ISII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ISUMU</text:p>
          </table:table-cell>
          <table:table-cell office:value-type="float" office:value="3009">
            <text:p>300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KITUI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LAVINGTON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LIMURU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ACHAKOS</text:p>
          </table:table-cell>
          <table:table-cell office:value-type="float" office:value="3040">
            <text:p>3040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AKUPA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ALINDI</text:p>
          </table:table-cell>
          <table:table-cell office:value-type="float" office:value="3012">
            <text:p>301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AUA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BALE</text:p>
          </table:table-cell>
          <table:table-cell office:value-type="float" office:value="3035">
            <text:p>303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ERU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IGORI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OI AVENUE NAIROBI</text:p>
          </table:table-cell>
          <table:table-cell office:value-type="float" office:value="3075">
            <text:p>307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UMIAS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URANG'A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MUTHAIGA</text:p>
          </table:table-cell>
          <table:table-cell office:value-type="float" office:value="3055">
            <text:p>305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FEX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IROBI SOUTH 'C' (REDCROSS)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IROBI UNIVERSITY</text:p>
          </table:table-cell>
          <table:table-cell office:value-type="float" office:value="3083">
            <text:p>308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IROBI WEST</text:p>
          </table:table-cell>
          <table:table-cell office:value-type="float" office:value="3086">
            <text:p>3086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KUMATT MERU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KUMATT-EMBAKASI</text:p>
          </table:table-cell>
          <table:table-cell office:value-type="float" office:value="3095">
            <text:p>3095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KURU EAST/NAIVASHA</text:p>
          </table:table-cell>
          <table:table-cell office:value-type="float" office:value="3027">
            <text:p>302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AROK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GONG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KRUMAH ROAD MOMBASA</text:p>
          </table:table-cell>
          <table:table-cell office:value-type="float" office:value="3016">
            <text:p>3016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YAMIRA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NYERI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ONGATA RONGAI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OTHAYA</text:p>
          </table:table-cell>
          <table:table-cell office:value-type="float" office:value="3053">
            <text:p>305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PANGANI</text:p>
          </table:table-cell>
          <table:table-cell office:value-type="float" office:value="3089">
            <text:p>3089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PARKLANDS (HIGHRIDGE)</text:p>
          </table:table-cell>
          <table:table-cell office:value-type="float" office:value="3087">
            <text:p>308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PLAZA BUSINESS CENTRE</text:p>
          </table:table-cell>
          <table:table-cell office:value-type="float" office:value="3077">
            <text:p>307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PLAZA PREMIER BRANCH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PORT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QUEENSWAY HOUSE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RIVER ROAD</text:p>
          </table:table-cell>
          <table:table-cell office:value-type="float" office:value="3037">
            <text:p>303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RUARAKA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TAVETA</text:p>
          </table:table-cell>
          <table:table-cell office:value-type="float" office:value="3064">
            <text:p>306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THIKA</text:p>
          </table:table-cell>
          <table:table-cell office:value-type="float" office:value="3031">
            <text:p>303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VOI</text:p>
          </table:table-cell>
          <table:table-cell office:value-type="float" office:value="3054">
            <text:p>3054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WAIYAKI WAY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WEBUYE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WESTGATE</text:p>
          </table:table-cell>
          <table:table-cell office:value-type="float" office:value="3061">
            <text:p>3061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WESTLANDS</text:p>
          </table:table-cell>
          <table:table-cell office:value-type="float" office:value="3073">
            <text:p>3073</text:p>
          </table:table-cell>
        </table:table-row>
        <table:table-row table:style-name="ro1">
          <table:table-cell office:value-type="string">
            <text:p>BARCLAYS BANK OF KENYA LIMITED</text:p>
          </table:table-cell>
          <table:table-cell office:value-type="string">
            <text:p>WOTE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table:style-name="ce1" office:value-type="string">
            <text:p>BARCLAYS BANK OF KENYA LIMITED</text:p>
          </table:table-cell>
          <table:table-cell table:style-name="ce3" office:value-type="string">
            <text:p>WUNDANYI</text:p>
          </table:table-cell>
          <table:table-cell table:style-name="ce5" office:value-type="float" office:value="3066">
            <text:p>3066</text:p>
          </table:table-cell>
        </table:table-row>
        <table:table-row table:style-name="ro1">
          <table:table-cell office:value-type="string">
            <text:p>CENTRAL BANK OF KENYA</text:p>
          </table:table-cell>
          <table:table-cell office:value-type="string">
            <text:p>ELDORET</text:p>
          </table:table-cell>
          <table:table-cell office:value-type="float" office:value="9004">
            <text:p>9004</text:p>
          </table:table-cell>
        </table:table-row>
        <table:table-row table:style-name="ro1">
          <table:table-cell office:value-type="string">
            <text:p>CENTRAL BANK OF KENYA</text:p>
          </table:table-cell>
          <table:table-cell office:value-type="string">
            <text:p>HEAD OFFICE</text:p>
          </table:table-cell>
          <table:table-cell office:value-type="float" office:value="9001">
            <text:p>9001</text:p>
          </table:table-cell>
        </table:table-row>
        <table:table-row table:style-name="ro1">
          <table:table-cell office:value-type="string">
            <text:p>CENTRAL BANK OF KENYA</text:p>
          </table:table-cell>
          <table:table-cell office:value-type="string">
            <text:p>KISUMU</text:p>
          </table:table-cell>
          <table:table-cell office:value-type="float" office:value="9003">
            <text:p>9003</text:p>
          </table:table-cell>
        </table:table-row>
        <table:table-row table:style-name="ro1">
          <table:table-cell office:value-type="string">
            <text:p>CENTRAL BANK OF KENYA</text:p>
          </table:table-cell>
          <table:table-cell office:value-type="string">
            <text:p>MOMBASA</text:p>
          </table:table-cell>
          <table:table-cell office:value-type="float" office:value="9002">
            <text:p>9002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LIKONI</text:p>
          </table:table-cell>
          <table:table-cell office:value-type="float" office:value="64008">
            <text:p>64008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LONGONOT PLACE - KIJABE STREET</text:p>
          </table:table-cell>
          <table:table-cell office:value-type="float" office:value="64000">
            <text:p>64000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MEGA CITY</text:p>
          </table:table-cell>
          <table:table-cell office:value-type="float" office:value="64009">
            <text:p>64009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MOMBASA</text:p>
          </table:table-cell>
          <table:table-cell office:value-type="float" office:value="64002">
            <text:p>64002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NGONG</text:p>
          </table:table-cell>
          <table:table-cell office:value-type="float" office:value="64003">
            <text:p>64003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NYALI</text:p>
          </table:table-cell>
          <table:table-cell office:value-type="float" office:value="64007">
            <text:p>64007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UHURU H/WAY</text:p>
          </table:table-cell>
          <table:table-cell office:value-type="float" office:value="64004">
            <text:p>64004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VILLAGE MARKET</text:p>
          </table:table-cell>
          <table:table-cell office:value-type="float" office:value="64006">
            <text:p>64006</text:p>
          </table:table-cell>
        </table:table-row>
        <table:table-row table:style-name="ro1">
          <table:table-cell office:value-type="string">
            <text:p>CHARTERHOUSE BANK LTD</text:p>
          </table:table-cell>
          <table:table-cell office:value-type="string">
            <text:p>WESTLANDS</text:p>
          </table:table-cell>
          <table:table-cell office:value-type="float" office:value="64005">
            <text:p>64005</text:p>
          </table:table-cell>
        </table:table-row>
        <table:table-row table:style-name="ro1">
          <table:table-cell office:value-type="string">
            <text:p>CHASE BANK (KENYA) LIMITED</text:p>
          </table:table-cell>
          <table:table-cell office:value-type="string">
            <text:p>IMAN BANKING CENTRE</text:p>
          </table:table-cell>
          <table:table-cell office:value-type="float" office:value="30009">
            <text:p>30009</text:p>
          </table:table-cell>
        </table:table-row>
        <table:table-row table:style-name="ro1">
          <table:table-cell office:value-type="string">
            <text:p>CHASE BANK (KENYA) LIMITED</text:p>
          </table:table-cell>
          <table:table-cell office:value-type="string">
            <text:p>KISUMU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CHASE BANK (KENYA) LIMITED</text:p>
          </table:table-cell>
          <table:table-cell office:value-type="string">
            <text:p>NAIROBI</text:p>
          </table:table-cell>
          <table:table-cell office:value-type="float" office:value="30001">
            <text:p>30001</text:p>
          </table:table-cell>
        </table:table-row>
        <table:table-row table:style-name="ro1">
          <table:table-cell office:value-type="string">
            <text:p>CHASE BANK (KENYA) LIMITED</text:p>
          </table:table-cell>
          <table:table-cell office:value-type="string">
            <text:p>PARKLANDS</text:p>
          </table:table-cell>
          <table:table-cell office:value-type="float" office:value="30007">
            <text:p>30007</text:p>
          </table:table-cell>
        </table:table-row>
        <table:table-row table:style-name="ro1">
          <table:table-cell office:value-type="string">
            <text:p>CHASE BANK (KENYA) LIMITED</text:p>
          </table:table-cell>
          <table:table-cell office:value-type="string">
            <text:p>RIVERSIDE MEWS</text:p>
          </table:table-cell>
          <table:table-cell office:value-type="float" office:value="30008">
            <text:p>30008</text:p>
          </table:table-cell>
        </table:table-row>
        <table:table-row table:style-name="ro1">
          <table:table-cell office:value-type="string">
            <text:p>CHASE BANK (KENYA) LIMITED</text:p>
          </table:table-cell>
          <table:table-cell office:value-type="string">
            <text:p>THIKA</text:p>
          </table:table-cell>
          <table:table-cell office:value-type="float" office:value="30010">
            <text:p>30010</text:p>
          </table:table-cell>
        </table:table-row>
        <table:table-row table:style-name="ro1">
          <table:table-cell office:value-type="string">
            <text:p>CHASE BANK (KENYA) LIMITED</text:p>
          </table:table-cell>
          <table:table-cell office:value-type="string">
            <text:p>VILLAGE MARKET</text:p>
          </table:table-cell>
          <table:table-cell office:value-type="float" office:value="30002">
            <text:p>30002</text:p>
          </table:table-cell>
        </table:table-row>
        <table:table-row table:style-name="ro1">
          <table:table-cell office:value-type="string">
            <text:p>CITIBANK N.A.</text:p>
          </table:table-cell>
          <table:table-cell office:value-type="string">
            <text:p>GIGIRI AGENCY</text:p>
          </table:table-cell>
          <table:table-cell office:value-type="float" office:value="16500">
            <text:p>16500</text:p>
          </table:table-cell>
        </table:table-row>
        <table:table-row table:style-name="ro1">
          <table:table-cell office:value-type="string">
            <text:p>CITIBANK N.A.</text:p>
          </table:table-cell>
          <table:table-cell office:value-type="string">
            <text:p>HEAD OFFICE NAIROBI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CITIBANK N.A.</text:p>
          </table:table-cell>
          <table:table-cell office:value-type="string">
            <text:p>KISUMU</text:p>
          </table:table-cell>
          <table:table-cell office:value-type="float" office:value="16700">
            <text:p>16700</text:p>
          </table:table-cell>
        </table:table-row>
        <table:table-row table:style-name="ro1">
          <table:table-cell office:value-type="string">
            <text:p>CITIBANK N.A.</text:p>
          </table:table-cell>
          <table:table-cell office:value-type="string">
            <text:p>MOMBASA</text:p>
          </table:table-cell>
          <table:table-cell office:value-type="float" office:value="16400">
            <text:p>16400</text:p>
          </table:table-cell>
        </table:table-row>
        <table:table-row table:style-name="ro1">
          <table:table-cell office:value-type="string">
            <text:p>CITY FINANCE BANK LTD</text:p>
          </table:table-cell>
          <table:table-cell office:value-type="string">
            <text:p>HEAD OFFICE</text:p>
          </table:table-cell>
          <table:table-cell office:value-type="float" office:value="51000">
            <text:p>51000</text:p>
          </table:table-cell>
        </table:table-row>
        <table:table-row table:style-name="ro1">
          <table:table-cell office:value-type="string">
            <text:p>CITY FINANCE BANK LTD</text:p>
          </table:table-cell>
          <table:table-cell office:value-type="string">
            <text:p>INDUSTRIAL AREA</text:p>
          </table:table-cell>
          <table:table-cell office:value-type="float" office:value="51001">
            <text:p>51001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BAMBURI AGENCY</text:p>
          </table:table-cell>
          <table:table-cell office:value-type="float" office:value="7022">
            <text:p>7022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HEAD OFFICE UPPER HILL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HILTON AGENCY</text:p>
          </table:table-cell>
          <table:table-cell office:value-type="float" office:value="7004">
            <text:p>7004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INDUSTRIAL AREA</text:p>
          </table:table-cell>
          <table:table-cell office:value-type="float" office:value="7002">
            <text:p>7002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INTERNATIONAL HSE</text:p>
          </table:table-cell>
          <table:table-cell office:value-type="float" office:value="7001">
            <text:p>7001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MAMLAKA AGENCY</text:p>
          </table:table-cell>
          <table:table-cell office:value-type="float" office:value="7003">
            <text:p>7003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MERU</text:p>
          </table:table-cell>
          <table:table-cell office:value-type="float" office:value="7021">
            <text:p>7021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MOMBASA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string">
            <text:p>COMMERCIAL BANK OF AFRICA LTD</text:p>
          </table:table-cell>
          <table:table-cell office:value-type="string">
            <text:p>NKURUMAH RD-MSA</text:p>
          </table:table-cell>
          <table:table-cell office:value-type="float" office:value="7005">
            <text:p>7005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ELDORET</text:p>
          </table:table-cell>
          <table:table-cell office:value-type="float" office:value="23099">
            <text:p>23099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EMBU</text:p>
          </table:table-cell>
          <table:table-cell office:value-type="float" office:value="23002">
            <text:p>23002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HARAMBEE AVENUE</text:p>
          </table:table-cell>
          <table:table-cell office:value-type="float" office:value="23000">
            <text:p>23000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ISIOLO</text:p>
          </table:table-cell>
          <table:table-cell office:value-type="float" office:value="23010">
            <text:p>23010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KOINANGE STREET</text:p>
          </table:table-cell>
          <table:table-cell office:value-type="float" office:value="23004">
            <text:p>23004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MAUA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MERU</text:p>
          </table:table-cell>
          <table:table-cell office:value-type="float" office:value="23006">
            <text:p>23006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MOMBASA</text:p>
          </table:table-cell>
          <table:table-cell office:value-type="float" office:value="23003">
            <text:p>23003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MURANGA</text:p>
          </table:table-cell>
          <table:table-cell office:value-type="float" office:value="23001">
            <text:p>23001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NYERI</text:p>
          </table:table-cell>
          <table:table-cell office:value-type="float" office:value="23007">
            <text:p>23007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THIKA</text:p>
          </table:table-cell>
          <table:table-cell office:value-type="float" office:value="23005">
            <text:p>23005</text:p>
          </table:table-cell>
        </table:table-row>
        <table:table-row table:style-name="ro1">
          <table:table-cell office:value-type="string">
            <text:p>CONSOLIDATED BANK OF KENYA LTD</text:p>
          </table:table-cell>
          <table:table-cell office:value-type="string">
            <text:p>UMOJA</text:p>
          </table:table-cell>
          <table:table-cell office:value-type="float" office:value="23013">
            <text:p>2301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AGA KHAN WALK</text:p>
          </table:table-cell>
          <table:table-cell office:value-type="float" office:value="11065">
            <text:p>1106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ATHI RIVER</text:p>
          </table:table-cell>
          <table:table-cell office:value-type="float" office:value="11033">
            <text:p>1103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BOMET</text:p>
          </table:table-cell>
          <table:table-cell office:value-type="float" office:value="11082">
            <text:p>1108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BUNGOMA</text:p>
          </table:table-cell>
          <table:table-cell office:value-type="float" office:value="11025">
            <text:p>1102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BURUBURU</text:p>
          </table:table-cell>
          <table:table-cell office:value-type="float" office:value="11032">
            <text:p>1103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BUSIA</text:p>
          </table:table-cell>
          <table:table-cell office:value-type="float" office:value="11057">
            <text:p>1105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C.O.U</text:p>
          </table:table-cell>
          <table:table-cell office:value-type="float" office:value="11097">
            <text:p>1109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CHUKA</text:p>
          </table:table-cell>
          <table:table-cell office:value-type="float" office:value="11018">
            <text:p>1101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CITY HALL</text:p>
          </table:table-cell>
          <table:table-cell office:value-type="float" office:value="11049">
            <text:p>11049</text:p>
          </table:table-cell>
        </table:table-row>
        <table:table-row table:style-name="ro1">
          <table:table-cell table:style-name="ce1" office:value-type="string">
            <text:p>CO-OPERATIVE BANK</text:p>
          </table:table-cell>
          <table:table-cell table:style-name="ce3" office:value-type="string">
            <text:p>CO-OP CARD CENTRE</text:p>
          </table:table-cell>
          <table:table-cell table:style-name="ce5" office:value-type="float" office:value="11098">
            <text:p>1109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CO-OP HOUSE</text:p>
          </table:table-cell>
          <table:table-cell office:value-type="float" office:value="11002">
            <text:p>1100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DANDORA</text:p>
          </table:table-cell>
          <table:table-cell office:value-type="float" office:value="11075">
            <text:p>1107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DIGO ROAD</text:p>
          </table:table-cell>
          <table:table-cell office:value-type="float" office:value="11050">
            <text:p>1105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EASTLEIGH</text:p>
          </table:table-cell>
          <table:table-cell office:value-type="float" office:value="11020">
            <text:p>1102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ELDORET</text:p>
          </table:table-cell>
          <table:table-cell office:value-type="float" office:value="11013">
            <text:p>1101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EMBAKASI</text:p>
          </table:table-cell>
          <table:table-cell office:value-type="float" office:value="11069">
            <text:p>1106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EMBU</text:p>
          </table:table-cell>
          <table:table-cell office:value-type="float" office:value="11023">
            <text:p>1102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ENTERPRISE ROAD</text:p>
          </table:table-cell>
          <table:table-cell office:value-type="float" office:value="11056">
            <text:p>1105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FINANCE AND ACCOUNTS</text:p>
          </table:table-cell>
          <table:table-cell office:value-type="float" office:value="11001">
            <text:p>1100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GARISSA</text:p>
          </table:table-cell>
          <table:table-cell office:value-type="float" office:value="11081">
            <text:p>1108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GIKOMBA</text:p>
          </table:table-cell>
          <table:table-cell office:value-type="float" office:value="11078">
            <text:p>1107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GITHURAI</text:p>
          </table:table-cell>
          <table:table-cell office:value-type="float" office:value="11047">
            <text:p>1104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HEAD OFFICE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HOMA BAY</text:p>
          </table:table-cell>
          <table:table-cell office:value-type="float" office:value="11022">
            <text:p>1102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INDUSTRIAL AREA</text:p>
          </table:table-cell>
          <table:table-cell office:value-type="float" office:value="11007">
            <text:p>1100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JIADO</text:p>
          </table:table-cell>
          <table:table-cell office:value-type="float" office:value="11076">
            <text:p>1107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KAMEGA</text:p>
          </table:table-cell>
          <table:table-cell office:value-type="float" office:value="11052">
            <text:p>1105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NGEMI</text:p>
          </table:table-cell>
          <table:table-cell office:value-type="float" office:value="11074">
            <text:p>11074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PSABET</text:p>
          </table:table-cell>
          <table:table-cell office:value-type="float" office:value="11072">
            <text:p>1107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RATINA</text:p>
          </table:table-cell>
          <table:table-cell office:value-type="float" office:value="11028">
            <text:p>1102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RIOBANGI</text:p>
          </table:table-cell>
          <table:table-cell office:value-type="float" office:value="11041">
            <text:p>1104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WANGWARE</text:p>
          </table:table-cell>
          <table:table-cell office:value-type="float" office:value="11042">
            <text:p>1104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AYOLE</text:p>
          </table:table-cell>
          <table:table-cell office:value-type="float" office:value="11027">
            <text:p>1102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ERICHO</text:p>
          </table:table-cell>
          <table:table-cell office:value-type="float" office:value="11024">
            <text:p>11024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EROKA</text:p>
          </table:table-cell>
          <table:table-cell office:value-type="float" office:value="11083">
            <text:p>1108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ERUGOYA</text:p>
          </table:table-cell>
          <table:table-cell office:value-type="float" office:value="11012">
            <text:p>11012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AMBU</text:p>
          </table:table-cell>
          <table:table-cell office:value-type="float" office:value="11021">
            <text:p>1102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LINDINI PORT</text:p>
          </table:table-cell>
          <table:table-cell office:value-type="float" office:value="11266">
            <text:p>1126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MATHI STREET</text:p>
          </table:table-cell>
          <table:table-cell office:value-type="float" office:value="11045">
            <text:p>1104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SII</text:p>
          </table:table-cell>
          <table:table-cell office:value-type="float" office:value="11008">
            <text:p>1100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SUMU</text:p>
          </table:table-cell>
          <table:table-cell office:value-type="float" office:value="11003">
            <text:p>1100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TALE</text:p>
          </table:table-cell>
          <table:table-cell office:value-type="float" office:value="11046">
            <text:p>1104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TENGELA</text:p>
          </table:table-cell>
          <table:table-cell office:value-type="float" office:value="11064">
            <text:p>11064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KITUI</text:p>
          </table:table-cell>
          <table:table-cell office:value-type="float" office:value="11067">
            <text:p>1106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ACHAKOS</text:p>
          </table:table-cell>
          <table:table-cell office:value-type="float" office:value="11009">
            <text:p>1100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AKUTANO</text:p>
          </table:table-cell>
          <table:table-cell office:value-type="float" office:value="11043">
            <text:p>1104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ALINDI</text:p>
          </table:table-cell>
          <table:table-cell office:value-type="float" office:value="11061">
            <text:p>1106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ARIAKANI</text:p>
          </table:table-cell>
          <table:table-cell office:value-type="float" office:value="11060">
            <text:p>1106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AUA</text:p>
          </table:table-cell>
          <table:table-cell office:value-type="float" office:value="11048">
            <text:p>1104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BITA</text:p>
          </table:table-cell>
          <table:table-cell office:value-type="float" office:value="11073">
            <text:p>1107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ERU</text:p>
          </table:table-cell>
          <table:table-cell office:value-type="float" office:value="11005">
            <text:p>1100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IGORI</text:p>
          </table:table-cell>
          <table:table-cell office:value-type="float" office:value="11053">
            <text:p>1105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OI AVENUE</text:p>
          </table:table-cell>
          <table:table-cell office:value-type="float" office:value="11014">
            <text:p>11014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TWAPA</text:p>
          </table:table-cell>
          <table:table-cell office:value-type="float" office:value="11030">
            <text:p>1103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UMIAS</text:p>
          </table:table-cell>
          <table:table-cell office:value-type="float" office:value="11034">
            <text:p>11034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MURAN'GA</text:p>
          </table:table-cell>
          <table:table-cell office:value-type="float" office:value="11026">
            <text:p>1102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ACICO</text:p>
          </table:table-cell>
          <table:table-cell office:value-type="float" office:value="11040">
            <text:p>1104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AIROBI BUSINESS CENTRE</text:p>
          </table:table-cell>
          <table:table-cell office:value-type="float" office:value="11051">
            <text:p>1105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AIVASHA</text:p>
          </table:table-cell>
          <table:table-cell office:value-type="float" office:value="11015">
            <text:p>1101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AKURU</text:p>
          </table:table-cell>
          <table:table-cell office:value-type="float" office:value="11006">
            <text:p>1100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AKURU EAST</text:p>
          </table:table-cell>
          <table:table-cell office:value-type="float" office:value="11063">
            <text:p>11063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ANYUKI</text:p>
          </table:table-cell>
          <table:table-cell office:value-type="float" office:value="11068">
            <text:p>1106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AROK</text:p>
          </table:table-cell>
          <table:table-cell office:value-type="float" office:value="11066">
            <text:p>1106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KRUMAH ROAD</text:p>
          </table:table-cell>
          <table:table-cell office:value-type="float" office:value="11004">
            <text:p>11004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KUBU</text:p>
          </table:table-cell>
          <table:table-cell office:value-type="float" office:value="11055">
            <text:p>1105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YAHURURU</text:p>
          </table:table-cell>
          <table:table-cell office:value-type="float" office:value="11017">
            <text:p>11017</text:p>
          </table:table-cell>
        </table:table-row>
        <table:table-row table:style-name="ro1">
          <table:table-cell table:style-name="ce1" office:value-type="string">
            <text:p>CO-OPERATIVE BANK</text:p>
          </table:table-cell>
          <table:table-cell table:style-name="ce3" office:value-type="string">
            <text:p>NYAMIRA</text:p>
          </table:table-cell>
          <table:table-cell table:style-name="ce5" office:value-type="float" office:value="11080">
            <text:p>1108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NYERI</text:p>
          </table:table-cell>
          <table:table-cell office:value-type="float" office:value="11010">
            <text:p>11010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ONGATA RONGAI</text:p>
          </table:table-cell>
          <table:table-cell office:value-type="float" office:value="11038">
            <text:p>1103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PARLIAMENT ROAD</text:p>
          </table:table-cell>
          <table:table-cell office:value-type="float" office:value="11044">
            <text:p>11044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RIVER ROAD</text:p>
          </table:table-cell>
          <table:table-cell office:value-type="float" office:value="11079">
            <text:p>1107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SETTLEMENTS</text:p>
          </table:table-cell>
          <table:table-cell office:value-type="float" office:value="11099">
            <text:p>1109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SIAKAGO</text:p>
          </table:table-cell>
          <table:table-cell office:value-type="float" office:value="11071">
            <text:p>1107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SIAYA</text:p>
          </table:table-cell>
          <table:table-cell office:value-type="float" office:value="11058">
            <text:p>11058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STAFF TRAINING CENTRE</text:p>
          </table:table-cell>
          <table:table-cell office:value-type="float" office:value="11016">
            <text:p>1101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STIMA PLAZA</text:p>
          </table:table-cell>
          <table:table-cell office:value-type="float" office:value="11035">
            <text:p>11035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TALA</text:p>
          </table:table-cell>
          <table:table-cell office:value-type="float" office:value="11077">
            <text:p>1107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THIKA</text:p>
          </table:table-cell>
          <table:table-cell office:value-type="float" office:value="11039">
            <text:p>1103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UBA BANK</text:p>
          </table:table-cell>
          <table:table-cell office:value-type="float" office:value="11176">
            <text:p>1117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UKULIMA</text:p>
          </table:table-cell>
          <table:table-cell office:value-type="float" office:value="11011">
            <text:p>1101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UKUNDA</text:p>
          </table:table-cell>
          <table:table-cell office:value-type="float" office:value="11029">
            <text:p>1102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UNIVERSITY WAY</text:p>
          </table:table-cell>
          <table:table-cell office:value-type="float" office:value="11031">
            <text:p>11031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UPPER HILL</text:p>
          </table:table-cell>
          <table:table-cell office:value-type="float" office:value="11037">
            <text:p>11037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VOI</text:p>
          </table:table-cell>
          <table:table-cell office:value-type="float" office:value="11059">
            <text:p>1105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WAKULIMA MARKET</text:p>
          </table:table-cell>
          <table:table-cell office:value-type="float" office:value="11019">
            <text:p>11019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WESTLANDS</text:p>
          </table:table-cell>
          <table:table-cell office:value-type="float" office:value="11036">
            <text:p>11036</text:p>
          </table:table-cell>
        </table:table-row>
        <table:table-row table:style-name="ro1">
          <table:table-cell office:value-type="string">
            <text:p>CO-OPERATIVE BANK</text:p>
          </table:table-cell>
          <table:table-cell office:value-type="string">
            <text:p>ZIMMERMAN</text:p>
          </table:table-cell>
          <table:table-cell office:value-type="float" office:value="11062">
            <text:p>11062</text:p>
          </table:table-cell>
        </table:table-row>
        <table:table-row table:style-name="ro1">
          <table:table-cell office:value-type="string">
            <text:p>CREDIT BANK LTD</text:p>
          </table:table-cell>
          <table:table-cell office:value-type="string">
            <text:p>KISII</text:p>
          </table:table-cell>
          <table:table-cell office:value-type="float" office:value="25003">
            <text:p>25003</text:p>
          </table:table-cell>
        </table:table-row>
        <table:table-row table:style-name="ro1">
          <table:table-cell office:value-type="string">
            <text:p>CREDIT BANK LTD</text:p>
          </table:table-cell>
          <table:table-cell office:value-type="string">
            <text:p>KISUMU</text:p>
          </table:table-cell>
          <table:table-cell office:value-type="float" office:value="25001">
            <text:p>25001</text:p>
          </table:table-cell>
        </table:table-row>
        <table:table-row table:style-name="ro1">
          <table:table-cell office:value-type="string">
            <text:p>CREDIT BANK LTD</text:p>
          </table:table-cell>
          <table:table-cell office:value-type="string">
            <text:p>KOINANGE STREET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CREDIT BANK LTD</text:p>
          </table:table-cell>
          <table:table-cell office:value-type="string">
            <text:p>NAKURU</text:p>
          </table:table-cell>
          <table:table-cell office:value-type="float" office:value="25002">
            <text:p>25002</text:p>
          </table:table-cell>
        </table:table-row>
        <table:table-row table:style-name="ro1">
          <table:table-cell office:value-type="string">
            <text:p>DEVELOPMENT BANK OF KENYA</text:p>
          </table:table-cell>
          <table:table-cell office:value-type="string">
            <text:p>HEAD OFFICE</text:p>
          </table:table-cell>
          <table:table-cell office:value-type="float" office:value="59000">
            <text:p>59000</text:p>
          </table:table-cell>
        </table:table-row>
        <table:table-row table:style-name="ro1">
          <table:table-cell office:value-type="string">
            <text:p>DEVELOPMENT BANK OF KENYA</text:p>
          </table:table-cell>
          <table:table-cell office:value-type="string">
            <text:p>LOITA STREET</text:p>
          </table:table-cell>
          <table:table-cell office:value-type="float" office:value="59001">
            <text:p>59001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BUNGOMA</text:p>
          </table:table-cell>
          <table:table-cell office:value-type="float" office:value="63021">
            <text:p>63021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BURUBURU</text:p>
          </table:table-cell>
          <table:table-cell office:value-type="float" office:value="63024">
            <text:p>63024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CHANGAMWE</text:p>
          </table:table-cell>
          <table:table-cell office:value-type="float" office:value="63016">
            <text:p>63016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DIANI</text:p>
          </table:table-cell>
          <table:table-cell office:value-type="float" office:value="63020">
            <text:p>63020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EASTLEIGH</text:p>
          </table:table-cell>
          <table:table-cell office:value-type="float" office:value="63015">
            <text:p>63015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HEAD OFFICE</text:p>
          </table:table-cell>
          <table:table-cell office:value-type="float" office:value="63000">
            <text:p>63000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INDUSTRIAL AREA</text:p>
          </table:table-cell>
          <table:table-cell office:value-type="float" office:value="63009">
            <text:p>63009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JOMO KENYATTA</text:p>
          </table:table-cell>
          <table:table-cell office:value-type="float" office:value="63026">
            <text:p>63026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KAKAMEGA</text:p>
          </table:table-cell>
          <table:table-cell office:value-type="float" office:value="63027">
            <text:p>63027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KAREN</text:p>
          </table:table-cell>
          <table:table-cell office:value-type="float" office:value="63031">
            <text:p>63031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KERICHO</text:p>
          </table:table-cell>
          <table:table-cell office:value-type="float" office:value="63028">
            <text:p>63028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KISII</text:p>
          </table:table-cell>
          <table:table-cell office:value-type="float" office:value="63010">
            <text:p>63010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KISUMU</text:p>
          </table:table-cell>
          <table:table-cell office:value-type="float" office:value="63003">
            <text:p>63003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KITALE</text:p>
          </table:table-cell>
          <table:table-cell office:value-type="float" office:value="63022">
            <text:p>63022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KITENGELA</text:p>
          </table:table-cell>
          <table:table-cell office:value-type="float" office:value="63025">
            <text:p>63025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MALINDI</text:p>
          </table:table-cell>
          <table:table-cell office:value-type="float" office:value="63011">
            <text:p>63011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MOMBASA</text:p>
          </table:table-cell>
          <table:table-cell office:value-type="float" office:value="63002">
            <text:p>63002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MOMBASA RD</text:p>
          </table:table-cell>
          <table:table-cell office:value-type="float" office:value="63008">
            <text:p>63008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NAKURU</text:p>
          </table:table-cell>
          <table:table-cell office:value-type="float" office:value="63018">
            <text:p>63018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NATION CENTRE</text:p>
          </table:table-cell>
          <table:table-cell office:value-type="float" office:value="63001">
            <text:p>63001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OTC</text:p>
          </table:table-cell>
          <table:table-cell office:value-type="float" office:value="63013">
            <text:p>63013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PARKLANDS</text:p>
          </table:table-cell>
          <table:table-cell office:value-type="float" office:value="63005">
            <text:p>63005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PRESTIGE</text:p>
          </table:table-cell>
          <table:table-cell office:value-type="float" office:value="63023">
            <text:p>63023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THIKA</text:p>
          </table:table-cell>
          <table:table-cell office:value-type="float" office:value="63012">
            <text:p>63012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T-MALL</text:p>
          </table:table-cell>
          <table:table-cell office:value-type="float" office:value="63017">
            <text:p>63017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TOM MBOYA</text:p>
          </table:table-cell>
          <table:table-cell office:value-type="float" office:value="63050">
            <text:p>63050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UPPERHILL</text:p>
          </table:table-cell>
          <table:table-cell office:value-type="float" office:value="63029">
            <text:p>63029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VILLAGE MARKET</text:p>
          </table:table-cell>
          <table:table-cell office:value-type="float" office:value="63019">
            <text:p>63019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WABERA</text:p>
          </table:table-cell>
          <table:table-cell office:value-type="float" office:value="63030">
            <text:p>63030</text:p>
          </table:table-cell>
        </table:table-row>
        <table:table-row table:style-name="ro1">
          <table:table-cell office:value-type="string">
            <text:p>DIAMOND TRUST BANK</text:p>
          </table:table-cell>
          <table:table-cell office:value-type="string">
            <text:p>WESTGATE</text:p>
          </table:table-cell>
          <table:table-cell office:value-type="float" office:value="63006">
            <text:p>63006</text:p>
          </table:table-cell>
        </table:table-row>
        <table:table-row table:style-name="ro1">
          <table:table-cell table:style-name="ce1" office:value-type="string">
            <text:p>DUBAI BANK OF KENYA LTD</text:p>
          </table:table-cell>
          <table:table-cell table:style-name="ce3" office:value-type="string">
            <text:p>EASTLEIGH</text:p>
          </table:table-cell>
          <table:table-cell table:style-name="ce5" office:value-type="float" office:value="20002">
            <text:p>20002</text:p>
          </table:table-cell>
        </table:table-row>
        <table:table-row table:style-name="ro1">
          <table:table-cell office:value-type="string">
            <text:p>DUBAI BANK OF KENYA LTD</text:p>
          </table:table-cell>
          <table:table-cell office:value-type="string">
            <text:p>HEAD OFFICE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DUBAI BANK OF KENYA LTD</text:p>
          </table:table-cell>
          <table:table-cell office:value-type="string">
            <text:p>MOMBASA</text:p>
          </table:table-cell>
          <table:table-cell office:value-type="float" office:value="20003">
            <text:p>20003</text:p>
          </table:table-cell>
        </table:table-row>
        <table:table-row table:style-name="ro1">
          <table:table-cell office:value-type="string">
            <text:p>DUBAI BANK OF KENYA LTD</text:p>
          </table:table-cell>
          <table:table-cell office:value-type="string">
            <text:p>NAKURU</text:p>
          </table:table-cell>
          <table:table-cell office:value-type="float" office:value="20004">
            <text:p>20004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AKIBA HSE MOMBASA</text:p>
          </table:table-cell>
          <table:table-cell office:value-type="float" office:value="43002">
            <text:p>43002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ECOBANKTOWERS <text:s/>HEAD OFFICE</text:p>
          </table:table-cell>
          <table:table-cell office:value-type="float" office:value="43000">
            <text:p>43000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JOMO KENYATTA AVENUE</text:p>
          </table:table-cell>
          <table:table-cell office:value-type="float" office:value="43016">
            <text:p>43016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KARATINA</text:p>
          </table:table-cell>
          <table:table-cell office:value-type="float" office:value="43012">
            <text:p>43012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KISII</text:p>
          </table:table-cell>
          <table:table-cell office:value-type="float" office:value="43009">
            <text:p>43009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KITALE</text:p>
          </table:table-cell>
          <table:table-cell office:value-type="float" office:value="43010">
            <text:p>43010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MOI AVENUE NAIROBI</text:p>
          </table:table-cell>
          <table:table-cell office:value-type="float" office:value="43001">
            <text:p>43001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NAKURU</text:p>
          </table:table-cell>
          <table:table-cell office:value-type="float" office:value="43015">
            <text:p>43015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NYERI</text:p>
          </table:table-cell>
          <table:table-cell office:value-type="float" office:value="43017">
            <text:p>43017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PLAZA 2000</text:p>
          </table:table-cell>
          <table:table-cell office:value-type="float" office:value="43003">
            <text:p>43003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UNITED MALL</text:p>
          </table:table-cell>
          <table:table-cell office:value-type="float" office:value="43014">
            <text:p>43014</text:p>
          </table:table-cell>
        </table:table-row>
        <table:table-row table:style-name="ro1">
          <table:table-cell office:value-type="string">
            <text:p>ECOBANK KENYA LTD</text:p>
          </table:table-cell>
          <table:table-cell office:value-type="string">
            <text:p>WESTLANDS</text:p>
          </table:table-cell>
          <table:table-cell office:value-type="float" office:value="43013">
            <text:p>43013</text:p>
          </table:table-cell>
        </table:table-row>
        <table:table-row table:style-name="ro1">
          <table:table-cell office:value-type="string">
            <text:p>EQUITORIAL COMMERCIAL BANK LTD</text:p>
          </table:table-cell>
          <table:table-cell office:value-type="string">
            <text:p>HEAD OFFICE BR.</text:p>
          </table:table-cell>
          <table:table-cell office:value-type="float" office:value="49001">
            <text:p>49001</text:p>
          </table:table-cell>
        </table:table-row>
        <table:table-row table:style-name="ro1">
          <table:table-cell office:value-type="string">
            <text:p>EQUITORIAL COMMERCIAL BANK LTD</text:p>
          </table:table-cell>
          <table:table-cell office:value-type="string">
            <text:p>MOMBASA</text:p>
          </table:table-cell>
          <table:table-cell office:value-type="float" office:value="49002">
            <text:p>49002</text:p>
          </table:table-cell>
        </table:table-row>
        <table:table-row table:style-name="ro1">
          <table:table-cell office:value-type="string">
            <text:p>EQUITORIAL COMMERCIAL BANK LTD</text:p>
          </table:table-cell>
          <table:table-cell office:value-type="string">
            <text:p>NAIROBI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string">
            <text:p>EQUITORIAL COMMERCIAL BANK LTD</text:p>
          </table:table-cell>
          <table:table-cell office:value-type="string">
            <text:p>WESTLANDS</text:p>
          </table:table-cell>
          <table:table-cell office:value-type="float" office:value="49003">
            <text:p>4900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BONDO</text:p>
          </table:table-cell>
          <table:table-cell office:value-type="float" office:value="68075">
            <text:p>6807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BUNGOMA</text:p>
          </table:table-cell>
          <table:table-cell office:value-type="float" office:value="68048">
            <text:p>6804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BURUBURU</text:p>
          </table:table-cell>
          <table:table-cell office:value-type="float" office:value="68095">
            <text:p>6809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BUSIA</text:p>
          </table:table-cell>
          <table:table-cell office:value-type="float" office:value="68078">
            <text:p>6807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CHUKA</text:p>
          </table:table-cell>
          <table:table-cell office:value-type="float" office:value="68021">
            <text:p>6802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COMMUNITY</text:p>
          </table:table-cell>
          <table:table-cell office:value-type="float" office:value="68017">
            <text:p>6801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COMMUNITY CORPORATE</text:p>
          </table:table-cell>
          <table:table-cell office:value-type="float" office:value="68018">
            <text:p>6801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CORPORATE</text:p>
          </table:table-cell>
          <table:table-cell office:value-type="float" office:value="68001">
            <text:p>6800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DONHOLM</text:p>
          </table:table-cell>
          <table:table-cell office:value-type="float" office:value="68082">
            <text:p>6808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EASTLEIGH</text:p>
          </table:table-cell>
          <table:table-cell office:value-type="float" office:value="68084">
            <text:p>6808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ELDORET</text:p>
          </table:table-cell>
          <table:table-cell office:value-type="float" office:value="68030">
            <text:p>6803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ELDORET MARKET</text:p>
          </table:table-cell>
          <table:table-cell office:value-type="float" office:value="68109">
            <text:p>6810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EMBU</text:p>
          </table:table-cell>
          <table:table-cell office:value-type="float" office:value="68019">
            <text:p>6801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ENTERPRISE ROAD</text:p>
          </table:table-cell>
          <table:table-cell office:value-type="float" office:value="68080">
            <text:p>6808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EQUITY CENTRE</text:p>
          </table:table-cell>
          <table:table-cell office:value-type="float" office:value="68081">
            <text:p>6808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FOURWAYS</text:p>
          </table:table-cell>
          <table:table-cell office:value-type="float" office:value="68002">
            <text:p>6800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GARISSA</text:p>
          </table:table-cell>
          <table:table-cell office:value-type="float" office:value="68058">
            <text:p>6805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GATUNDU</text:p>
          </table:table-cell>
          <table:table-cell office:value-type="float" office:value="68066">
            <text:p>6806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GIKOMBA</text:p>
          </table:table-cell>
          <table:table-cell office:value-type="float" office:value="68043">
            <text:p>6804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GILGIL</text:p>
          </table:table-cell>
          <table:table-cell office:value-type="float" office:value="68077">
            <text:p>6807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GITHUNGURI</text:p>
          </table:table-cell>
          <table:table-cell office:value-type="float" office:value="68093">
            <text:p>6809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GITHURAI</text:p>
          </table:table-cell>
          <table:table-cell office:value-type="float" office:value="68071">
            <text:p>6807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HARAMBEE AVENUE</text:p>
          </table:table-cell>
          <table:table-cell office:value-type="float" office:value="68024">
            <text:p>6802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HEAD OFFICE</text:p>
          </table:table-cell>
          <table:table-cell office:value-type="float" office:value="68000">
            <text:p>6800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HOMABAY</text:p>
          </table:table-cell>
          <table:table-cell office:value-type="float" office:value="68098">
            <text:p>6809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ISIOLO</text:p>
          </table:table-cell>
          <table:table-cell office:value-type="float" office:value="68041">
            <text:p>6804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GIO</text:p>
          </table:table-cell>
          <table:table-cell office:value-type="float" office:value="68042">
            <text:p>6804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JIADO</text:p>
          </table:table-cell>
          <table:table-cell office:value-type="float" office:value="68086">
            <text:p>6808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KAMEGA</text:p>
          </table:table-cell>
          <table:table-cell office:value-type="float" office:value="68050">
            <text:p>6805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NGARI</text:p>
          </table:table-cell>
          <table:table-cell office:value-type="float" office:value="68007">
            <text:p>6800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NGEMA</text:p>
          </table:table-cell>
          <table:table-cell office:value-type="float" office:value="68003">
            <text:p>6800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PENGURIA</text:p>
          </table:table-cell>
          <table:table-cell office:value-type="float" office:value="68107">
            <text:p>6810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PSABET</text:p>
          </table:table-cell>
          <table:table-cell office:value-type="float" office:value="68049">
            <text:p>6804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RATINA</text:p>
          </table:table-cell>
          <table:table-cell office:value-type="float" office:value="68004">
            <text:p>6800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RIOBANGI</text:p>
          </table:table-cell>
          <table:table-cell office:value-type="float" office:value="68032">
            <text:p>6803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WANGWARE</text:p>
          </table:table-cell>
          <table:table-cell office:value-type="float" office:value="68063">
            <text:p>6806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AYOLE</text:p>
          </table:table-cell>
          <table:table-cell office:value-type="float" office:value="68065">
            <text:p>68065</text:p>
          </table:table-cell>
        </table:table-row>
        <table:table-row table:style-name="ro1">
          <table:table-cell table:style-name="ce1" office:value-type="string">
            <text:p>EQUITY BANK</text:p>
          </table:table-cell>
          <table:table-cell table:style-name="ce3" office:value-type="string">
            <text:p>KENOL</text:p>
          </table:table-cell>
          <table:table-cell table:style-name="ce5" office:value-type="float" office:value="68089">
            <text:p>6808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ENPIPE PLAZA</text:p>
          </table:table-cell>
          <table:table-cell office:value-type="float" office:value="68056">
            <text:p>6805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ERICHO</text:p>
          </table:table-cell>
          <table:table-cell office:value-type="float" office:value="68028">
            <text:p>6802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ERUGOYA</text:p>
          </table:table-cell>
          <table:table-cell office:value-type="float" office:value="68010">
            <text:p>6801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AMBU</text:p>
          </table:table-cell>
          <table:table-cell office:value-type="float" office:value="68064">
            <text:p>6806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KUYU</text:p>
          </table:table-cell>
          <table:table-cell office:value-type="float" office:value="68057">
            <text:p>6805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LIFI</text:p>
          </table:table-cell>
          <table:table-cell office:value-type="float" office:value="68106">
            <text:p>6810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MATHI</text:p>
          </table:table-cell>
          <table:table-cell office:value-type="float" office:value="68026">
            <text:p>6802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MENDE</text:p>
          </table:table-cell>
          <table:table-cell office:value-type="float" office:value="68111">
            <text:p>6811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RIAINI</text:p>
          </table:table-cell>
          <table:table-cell office:value-type="float" office:value="68005">
            <text:p>6800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SII</text:p>
          </table:table-cell>
          <table:table-cell office:value-type="float" office:value="68051">
            <text:p>6805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SUMU</text:p>
          </table:table-cell>
          <table:table-cell office:value-type="float" office:value="68029">
            <text:p>6802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TALE</text:p>
          </table:table-cell>
          <table:table-cell office:value-type="float" office:value="68033">
            <text:p>6803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TENGELA</text:p>
          </table:table-cell>
          <table:table-cell office:value-type="float" office:value="68070">
            <text:p>6807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ITUI</text:p>
          </table:table-cell>
          <table:table-cell office:value-type="float" office:value="68072">
            <text:p>6807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KNUT HOUSE</text:p>
          </table:table-cell>
          <table:table-cell office:value-type="float" office:value="68035">
            <text:p>6803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LIMURU</text:p>
          </table:table-cell>
          <table:table-cell office:value-type="float" office:value="68069">
            <text:p>6806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LITEIN BRANCH</text:p>
          </table:table-cell>
          <table:table-cell office:value-type="float" office:value="68053">
            <text:p>6805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LODWAR</text:p>
          </table:table-cell>
          <table:table-cell office:value-type="float" office:value="68099">
            <text:p>6809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LOITOKTOK</text:p>
          </table:table-cell>
          <table:table-cell office:value-type="float" office:value="68074">
            <text:p>6807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LUANDA</text:p>
          </table:table-cell>
          <table:table-cell office:value-type="float" office:value="68112">
            <text:p>6811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CHAKOS</text:p>
          </table:table-cell>
          <table:table-cell office:value-type="float" office:value="68060">
            <text:p>6806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LABA</text:p>
          </table:table-cell>
          <table:table-cell office:value-type="float" office:value="68105">
            <text:p>6810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LINDI</text:p>
          </table:table-cell>
          <table:table-cell office:value-type="float" office:value="68045">
            <text:p>6804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MA NGINA</text:p>
          </table:table-cell>
          <table:table-cell office:value-type="float" office:value="68015">
            <text:p>6801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NDERA</text:p>
          </table:table-cell>
          <table:table-cell office:value-type="float" office:value="68100">
            <text:p>6810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RALAL</text:p>
          </table:table-cell>
          <table:table-cell office:value-type="float" office:value="68110">
            <text:p>6811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RSABIT</text:p>
          </table:table-cell>
          <table:table-cell office:value-type="float" office:value="68101">
            <text:p>6810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TUU</text:p>
          </table:table-cell>
          <table:table-cell office:value-type="float" office:value="68039">
            <text:p>6803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AUA</text:p>
          </table:table-cell>
          <table:table-cell office:value-type="float" office:value="68040">
            <text:p>6804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BALE</text:p>
          </table:table-cell>
          <table:table-cell office:value-type="float" office:value="68096">
            <text:p>6809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BITA POINT</text:p>
          </table:table-cell>
          <table:table-cell office:value-type="float" office:value="68076">
            <text:p>6807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ERU</text:p>
          </table:table-cell>
          <table:table-cell office:value-type="float" office:value="68014">
            <text:p>6801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ERU MAKUTANO</text:p>
          </table:table-cell>
          <table:table-cell office:value-type="float" office:value="68104">
            <text:p>6810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OI AVENUE</text:p>
          </table:table-cell>
          <table:table-cell office:value-type="float" office:value="68047">
            <text:p>6804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OI AVENUE CORPORATE</text:p>
          </table:table-cell>
          <table:table-cell office:value-type="float" office:value="68054">
            <text:p>6805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OLO</text:p>
          </table:table-cell>
          <table:table-cell office:value-type="float" office:value="68023">
            <text:p>6802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OMBASA</text:p>
          </table:table-cell>
          <table:table-cell office:value-type="float" office:value="68025">
            <text:p>6802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OMBASA DIGO ROAD</text:p>
          </table:table-cell>
          <table:table-cell office:value-type="float" office:value="68046">
            <text:p>6804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OMBASA RD</text:p>
          </table:table-cell>
          <table:table-cell office:value-type="float" office:value="68108">
            <text:p>6810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OYALE</text:p>
          </table:table-cell>
          <table:table-cell office:value-type="float" office:value="68102">
            <text:p>6810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UKURWE-INI</text:p>
          </table:table-cell>
          <table:table-cell office:value-type="float" office:value="68083">
            <text:p>6808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UMIAS</text:p>
          </table:table-cell>
          <table:table-cell office:value-type="float" office:value="68068">
            <text:p>6806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URANG'A</text:p>
          </table:table-cell>
          <table:table-cell office:value-type="float" office:value="68022">
            <text:p>6802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URARANDIA</text:p>
          </table:table-cell>
          <table:table-cell office:value-type="float" office:value="68006">
            <text:p>6800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WEA</text:p>
          </table:table-cell>
          <table:table-cell office:value-type="float" office:value="68038">
            <text:p>6803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MWINGI</text:p>
          </table:table-cell>
          <table:table-cell office:value-type="float" office:value="68059">
            <text:p>6805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AIVASHA</text:p>
          </table:table-cell>
          <table:table-cell office:value-type="float" office:value="68020">
            <text:p>6802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AKURU</text:p>
          </table:table-cell>
          <table:table-cell office:value-type="float" office:value="68013">
            <text:p>6801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AKURU-KENYATTA AVENUE</text:p>
          </table:table-cell>
          <table:table-cell office:value-type="float" office:value="68031">
            <text:p>6803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AMANGA</text:p>
          </table:table-cell>
          <table:table-cell office:value-type="float" office:value="68085">
            <text:p>6808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ANDI HILLS</text:p>
          </table:table-cell>
          <table:table-cell office:value-type="float" office:value="68092">
            <text:p>6809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ANYUKI</text:p>
          </table:table-cell>
          <table:table-cell office:value-type="float" office:value="68027">
            <text:p>6802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AROK</text:p>
          </table:table-cell>
          <table:table-cell office:value-type="float" office:value="68036">
            <text:p>6803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GARA</text:p>
          </table:table-cell>
          <table:table-cell office:value-type="float" office:value="68091">
            <text:p>6809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GONG</text:p>
          </table:table-cell>
          <table:table-cell office:value-type="float" office:value="68073">
            <text:p>6807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KUBU</text:p>
          </table:table-cell>
          <table:table-cell office:value-type="float" office:value="68037">
            <text:p>68037</text:p>
          </table:table-cell>
        </table:table-row>
        <table:table-row table:style-name="ro1">
          <table:table-cell table:style-name="ce1" office:value-type="string">
            <text:p>EQUITY BANK</text:p>
          </table:table-cell>
          <table:table-cell table:style-name="ce3" office:value-type="string">
            <text:p>NYAHURURU</text:p>
          </table:table-cell>
          <table:table-cell table:style-name="ce5" office:value-type="float" office:value="68016">
            <text:p>68016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YAMIRA</text:p>
          </table:table-cell>
          <table:table-cell office:value-type="float" office:value="68052">
            <text:p>6805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NYERI</text:p>
          </table:table-cell>
          <table:table-cell office:value-type="float" office:value="68011">
            <text:p>6801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OL-KALAO</text:p>
          </table:table-cell>
          <table:table-cell office:value-type="float" office:value="68062">
            <text:p>6806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ONGATA RONGAI</text:p>
          </table:table-cell>
          <table:table-cell office:value-type="float" office:value="68061">
            <text:p>68061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OTC</text:p>
          </table:table-cell>
          <table:table-cell office:value-type="float" office:value="68088">
            <text:p>6808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OTHAYA</text:p>
          </table:table-cell>
          <table:table-cell office:value-type="float" office:value="68008">
            <text:p>68008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RUIRU</text:p>
          </table:table-cell>
          <table:table-cell office:value-type="float" office:value="68087">
            <text:p>6808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SIAYA</text:p>
          </table:table-cell>
          <table:table-cell office:value-type="float" office:value="68097">
            <text:p>68097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TALA</text:p>
          </table:table-cell>
          <table:table-cell office:value-type="float" office:value="68090">
            <text:p>68090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TEA ROOM</text:p>
          </table:table-cell>
          <table:table-cell office:value-type="float" office:value="68094">
            <text:p>6809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THIKA</text:p>
          </table:table-cell>
          <table:table-cell office:value-type="float" office:value="68009">
            <text:p>6800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THIKA-KENYATTA HIGHWAY</text:p>
          </table:table-cell>
          <table:table-cell office:value-type="float" office:value="68034">
            <text:p>6803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TOM MBOYA</text:p>
          </table:table-cell>
          <table:table-cell office:value-type="float" office:value="68012">
            <text:p>68012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UKUNDA</text:p>
          </table:table-cell>
          <table:table-cell office:value-type="float" office:value="68044">
            <text:p>68044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VOI</text:p>
          </table:table-cell>
          <table:table-cell office:value-type="float" office:value="68079">
            <text:p>68079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WAJIR</text:p>
          </table:table-cell>
          <table:table-cell office:value-type="float" office:value="68103">
            <text:p>68103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WESTLANDS</text:p>
          </table:table-cell>
          <table:table-cell office:value-type="float" office:value="68055">
            <text:p>68055</text:p>
          </table:table-cell>
        </table:table-row>
        <table:table-row table:style-name="ro1">
          <table:table-cell office:value-type="string">
            <text:p>EQUITY BANK</text:p>
          </table:table-cell>
          <table:table-cell office:value-type="string">
            <text:p>WOTE</text:p>
          </table:table-cell>
          <table:table-cell office:value-type="float" office:value="68067">
            <text:p>68067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BUNGOMA</text:p>
          </table:table-cell>
          <table:table-cell office:value-type="float" office:value="70077">
            <text:p>70077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BUSIA</text:p>
          </table:table-cell>
          <table:table-cell office:value-type="float" office:value="70079">
            <text:p>70079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CARGEN HOUSE</text:p>
          </table:table-cell>
          <table:table-cell office:value-type="float" office:value="70014">
            <text:p>70014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DONHOLM</text:p>
          </table:table-cell>
          <table:table-cell office:value-type="float" office:value="70033">
            <text:p>7003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ELDORET</text:p>
          </table:table-cell>
          <table:table-cell office:value-type="float" office:value="70085">
            <text:p>7008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EMBU</text:p>
          </table:table-cell>
          <table:table-cell office:value-type="float" office:value="70075">
            <text:p>7007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FOURWAYS CORPORATE</text:p>
          </table:table-cell>
          <table:table-cell office:value-type="float" office:value="70068">
            <text:p>70068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FOURWAYS RETAIL</text:p>
          </table:table-cell>
          <table:table-cell office:value-type="float" office:value="70035">
            <text:p>7003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GATUNDU</text:p>
          </table:table-cell>
          <table:table-cell office:value-type="float" office:value="70004">
            <text:p>70004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GIKOMBA/SOKONI</text:p>
          </table:table-cell>
          <table:table-cell office:value-type="float" office:value="70043">
            <text:p>7004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GITHUNGURI</text:p>
          </table:table-cell>
          <table:table-cell office:value-type="float" office:value="70002">
            <text:p>70002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GITHURAI</text:p>
          </table:table-cell>
          <table:table-cell office:value-type="float" office:value="70045">
            <text:p>7004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HEAD OFFICE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INDUSTRIAL AREA</text:p>
          </table:table-cell>
          <table:table-cell office:value-type="float" office:value="70053">
            <text:p>7005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AKAMEGA</text:p>
          </table:table-cell>
          <table:table-cell office:value-type="float" office:value="70078">
            <text:p>70078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ANGARI</text:p>
          </table:table-cell>
          <table:table-cell office:value-type="float" office:value="70007">
            <text:p>70007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ANGEMA</text:p>
          </table:table-cell>
          <table:table-cell office:value-type="float" office:value="70009">
            <text:p>70009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APSABET</text:p>
          </table:table-cell>
          <table:table-cell office:value-type="float" office:value="70097">
            <text:p>70097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ARIOBANGI</text:p>
          </table:table-cell>
          <table:table-cell office:value-type="float" office:value="70041">
            <text:p>70041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AYOLE</text:p>
          </table:table-cell>
          <table:table-cell office:value-type="float" office:value="70061">
            <text:p>70061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ENYATTA AVENUE</text:p>
          </table:table-cell>
          <table:table-cell office:value-type="float" office:value="70012">
            <text:p>70012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ERUGOYA</text:p>
          </table:table-cell>
          <table:table-cell office:value-type="float" office:value="70057">
            <text:p>70057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IAMBU</text:p>
          </table:table-cell>
          <table:table-cell office:value-type="float" office:value="70001">
            <text:p>70001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IRIAINI</text:p>
          </table:table-cell>
          <table:table-cell office:value-type="float" office:value="70008">
            <text:p>70008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ISII</text:p>
          </table:table-cell>
          <table:table-cell office:value-type="float" office:value="70027">
            <text:p>70027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ISUMU</text:p>
          </table:table-cell>
          <table:table-cell office:value-type="float" office:value="70025">
            <text:p>7002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ITALE</text:p>
          </table:table-cell>
          <table:table-cell office:value-type="float" office:value="70093">
            <text:p>7009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ITENGELA</text:p>
          </table:table-cell>
          <table:table-cell office:value-type="float" office:value="70071">
            <text:p>70071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TDA CORPORATE</text:p>
          </table:table-cell>
          <table:table-cell office:value-type="float" office:value="70065">
            <text:p>7006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KTDA RETAIL</text:p>
          </table:table-cell>
          <table:table-cell office:value-type="float" office:value="70038">
            <text:p>70038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LIMURU</text:p>
          </table:table-cell>
          <table:table-cell office:value-type="float" office:value="70047">
            <text:p>70047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MACHAKOS</text:p>
          </table:table-cell>
          <table:table-cell office:value-type="float" office:value="70073">
            <text:p>7007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MERU</text:p>
          </table:table-cell>
          <table:table-cell office:value-type="float" office:value="70063">
            <text:p>7006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MOLO</text:p>
          </table:table-cell>
          <table:table-cell office:value-type="float" office:value="70083">
            <text:p>7008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MOMBASA</text:p>
          </table:table-cell>
          <table:table-cell office:value-type="float" office:value="70095">
            <text:p>7009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MOMBASA 11</text:p>
          </table:table-cell>
          <table:table-cell office:value-type="float" office:value="70096">
            <text:p>70096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MURANGA</text:p>
          </table:table-cell>
          <table:table-cell office:value-type="float" office:value="70006">
            <text:p>70006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NAIVASHA</text:p>
          </table:table-cell>
          <table:table-cell office:value-type="float" office:value="70031">
            <text:p>70031</text:p>
          </table:table-cell>
        </table:table-row>
        <table:table-row table:style-name="ro1">
          <table:table-cell table:style-name="ce1" office:value-type="string">
            <text:p>FAMILY BANK LTD</text:p>
          </table:table-cell>
          <table:table-cell table:style-name="ce3" office:value-type="string">
            <text:p>NAKURU FINANCE</text:p>
          </table:table-cell>
          <table:table-cell table:style-name="ce5" office:value-type="float" office:value="70018">
            <text:p>70018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NAKURU NJORO</text:p>
          </table:table-cell>
          <table:table-cell office:value-type="float" office:value="70019">
            <text:p>70019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NGARA</text:p>
          </table:table-cell>
          <table:table-cell office:value-type="float" office:value="70069">
            <text:p>70069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NYAMIRA</text:p>
          </table:table-cell>
          <table:table-cell office:value-type="float" office:value="70026">
            <text:p>70026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NYERI</text:p>
          </table:table-cell>
          <table:table-cell office:value-type="float" office:value="70055">
            <text:p>7005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OTHAYA</text:p>
          </table:table-cell>
          <table:table-cell office:value-type="float" office:value="70011">
            <text:p>70011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RUIRU</text:p>
          </table:table-cell>
          <table:table-cell office:value-type="float" office:value="70024">
            <text:p>70024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SONALUX</text:p>
          </table:table-cell>
          <table:table-cell office:value-type="float" office:value="70003">
            <text:p>70003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THIKA</text:p>
          </table:table-cell>
          <table:table-cell office:value-type="float" office:value="70005">
            <text:p>70005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TOM MBOYA</text:p>
          </table:table-cell>
          <table:table-cell office:value-type="float" office:value="70058">
            <text:p>70058</text:p>
          </table:table-cell>
        </table:table-row>
        <table:table-row table:style-name="ro1">
          <table:table-cell office:value-type="string">
            <text:p>FAMILY BANK LTD</text:p>
          </table:table-cell>
          <table:table-cell office:value-type="string">
            <text:p>YAYA</text:p>
          </table:table-cell>
          <table:table-cell office:value-type="float" office:value="70046">
            <text:p>70046</text:p>
          </table:table-cell>
        </table:table-row>
        <table:table-row table:style-name="ro1">
          <table:table-cell office:value-type="string">
            <text:p>FIDELITY COMMERCIAL BANK</text:p>
          </table:table-cell>
          <table:table-cell office:value-type="string">
            <text:p>DIANI</text:p>
          </table:table-cell>
          <table:table-cell office:value-type="float" office:value="60004">
            <text:p>60004</text:p>
          </table:table-cell>
        </table:table-row>
        <table:table-row table:style-name="ro1">
          <table:table-cell office:value-type="string">
            <text:p>FIDELITY COMMERCIAL BANK</text:p>
          </table:table-cell>
          <table:table-cell office:value-type="string">
            <text:p>HEADOFFICE</text:p>
          </table:table-cell>
          <table:table-cell office:value-type="float" office:value="60001">
            <text:p>60001</text:p>
          </table:table-cell>
        </table:table-row>
        <table:table-row table:style-name="ro1">
          <table:table-cell office:value-type="string">
            <text:p>FIDELITY COMMERCIAL BANK</text:p>
          </table:table-cell>
          <table:table-cell office:value-type="string">
            <text:p>INDUSTRIAL AREA</text:p>
          </table:table-cell>
          <table:table-cell office:value-type="float" office:value="60003">
            <text:p>60003</text:p>
          </table:table-cell>
        </table:table-row>
        <table:table-row table:style-name="ro1">
          <table:table-cell office:value-type="string">
            <text:p>FIDELITY COMMERCIAL BANK</text:p>
          </table:table-cell>
          <table:table-cell office:value-type="string">
            <text:p>MALINDI</text:p>
          </table:table-cell>
          <table:table-cell office:value-type="float" office:value="60005">
            <text:p>60005</text:p>
          </table:table-cell>
        </table:table-row>
        <table:table-row table:style-name="ro1">
          <table:table-cell office:value-type="string">
            <text:p>FIDELITY COMMERCIAL BANK</text:p>
          </table:table-cell>
          <table:table-cell office:value-type="string">
            <text:p>MOMBASA</text:p>
          </table:table-cell>
          <table:table-cell office:value-type="float" office:value="60006">
            <text:p>60006</text:p>
          </table:table-cell>
        </table:table-row>
        <table:table-row table:style-name="ro1">
          <table:table-cell office:value-type="string">
            <text:p>FIDELITY COMMERCIAL BANK</text:p>
          </table:table-cell>
          <table:table-cell office:value-type="string">
            <text:p>WESTLANDS</text:p>
          </table:table-cell>
          <table:table-cell office:value-type="float" office:value="60002">
            <text:p>60002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ELDORET</text:p>
          </table:table-cell>
          <table:table-cell office:value-type="float" office:value="53007">
            <text:p>53007</text:p>
          </table:table-cell>
        </table:table-row>
        <table:table-row table:style-name="ro1">
          <table:table-cell table:number-columns-repeated="2" office:value-type="string">
            <text:p>FINA BANK</text:p>
          </table:table-cell>
          <table:table-cell office:value-type="float" office:value="53021">
            <text:p>53021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HEAD OFFICE</text:p>
          </table:table-cell>
          <table:table-cell office:value-type="float" office:value="53001">
            <text:p>53001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INDUSTRIAL AREA</text:p>
          </table:table-cell>
          <table:table-cell office:value-type="float" office:value="53002">
            <text:p>53002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LAVINGTONE</text:p>
          </table:table-cell>
          <table:table-cell office:value-type="float" office:value="53004">
            <text:p>53004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MERU</text:p>
          </table:table-cell>
          <table:table-cell office:value-type="float" office:value="53013">
            <text:p>53013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NAKURU</text:p>
          </table:table-cell>
          <table:table-cell office:value-type="float" office:value="53006">
            <text:p>53006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NANYUKI</text:p>
          </table:table-cell>
          <table:table-cell office:value-type="float" office:value="53009">
            <text:p>53009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NKRUMAH ROAD <text:s/>MOMBASA</text:p>
          </table:table-cell>
          <table:table-cell office:value-type="float" office:value="53005">
            <text:p>53005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THIKA</text:p>
          </table:table-cell>
          <table:table-cell office:value-type="float" office:value="53020">
            <text:p>53020</text:p>
          </table:table-cell>
        </table:table-row>
        <table:table-row table:style-name="ro1">
          <table:table-cell office:value-type="string">
            <text:p>FINA BANK</text:p>
          </table:table-cell>
          <table:table-cell office:value-type="string">
            <text:p>WESTLANDS</text:p>
          </table:table-cell>
          <table:table-cell office:value-type="float" office:value="53003">
            <text:p>53003</text:p>
          </table:table-cell>
        </table:table-row>
        <table:table-row table:style-name="ro1">
          <table:table-cell office:value-type="string">
            <text:p>FIRST AMERICAN BANK OF KENYA</text:p>
          </table:table-cell>
          <table:table-cell office:value-type="string">
            <text:p>MOMBASA</text:p>
          </table:table-cell>
          <table:table-cell office:value-type="float" office:value="15001">
            <text:p>15001</text:p>
          </table:table-cell>
        </table:table-row>
        <table:table-row table:style-name="ro1">
          <table:table-cell office:value-type="string">
            <text:p>FIRST AMERICAN BANK OF KENYA</text:p>
          </table:table-cell>
          <table:table-cell office:value-type="string">
            <text:p>NAIROBI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EASTLEIGH</text:p>
          </table:table-cell>
          <table:table-cell office:value-type="float" office:value="74002">
            <text:p>74002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EASTLEIGH 11</text:p>
          </table:table-cell>
          <table:table-cell office:value-type="float" office:value="74005">
            <text:p>74005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GARISSA</text:p>
          </table:table-cell>
          <table:table-cell office:value-type="float" office:value="74004">
            <text:p>74004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HEAD OFFICE/CLEARING CENTRE</text:p>
          </table:table-cell>
          <table:table-cell office:value-type="float" office:value="74999">
            <text:p>74999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INDUSTRIAL AREA</text:p>
          </table:table-cell>
          <table:table-cell office:value-type="float" office:value="74011">
            <text:p>74011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KIMATHI</text:p>
          </table:table-cell>
          <table:table-cell office:value-type="float" office:value="74008">
            <text:p>74008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KISUMU</text:p>
          </table:table-cell>
          <table:table-cell office:value-type="float" office:value="74007">
            <text:p>74007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MALINDI</text:p>
          </table:table-cell>
          <table:table-cell office:value-type="float" office:value="74006">
            <text:p>74006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MOMBASA</text:p>
          </table:table-cell>
          <table:table-cell office:value-type="float" office:value="74003">
            <text:p>74003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SOUTH C</text:p>
          </table:table-cell>
          <table:table-cell office:value-type="float" office:value="74010">
            <text:p>74010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WABERA STREET</text:p>
          </table:table-cell>
          <table:table-cell office:value-type="float" office:value="74001">
            <text:p>74001</text:p>
          </table:table-cell>
        </table:table-row>
        <table:table-row table:style-name="ro1">
          <table:table-cell office:value-type="string">
            <text:p>FIRST COMMUNITY BANK</text:p>
          </table:table-cell>
          <table:table-cell office:value-type="string">
            <text:p>WESTLANDS</text:p>
          </table:table-cell>
          <table:table-cell office:value-type="float" office:value="74009">
            <text:p>74009</text:p>
          </table:table-cell>
        </table:table-row>
        <table:table-row table:style-name="ro1">
          <table:table-cell office:value-type="string">
            <text:p>GIRO BANK LTD</text:p>
          </table:table-cell>
          <table:table-cell office:value-type="string">
            <text:p>INDUSTRIAL AREA</text:p>
          </table:table-cell>
          <table:table-cell office:value-type="float" office:value="42002">
            <text:p>42002</text:p>
          </table:table-cell>
        </table:table-row>
        <table:table-row table:style-name="ro1">
          <table:table-cell office:value-type="string">
            <text:p>GIRO BANK LTD</text:p>
          </table:table-cell>
          <table:table-cell office:value-type="string">
            <text:p>KIMATHI ST.</text:p>
          </table:table-cell>
          <table:table-cell office:value-type="float" office:value="42003">
            <text:p>42003</text:p>
          </table:table-cell>
        </table:table-row>
        <table:table-row table:style-name="ro1">
          <table:table-cell office:value-type="string">
            <text:p>GIRO BANK LTD</text:p>
          </table:table-cell>
          <table:table-cell office:value-type="string">
            <text:p>KISUMU BRANCH</text:p>
          </table:table-cell>
          <table:table-cell office:value-type="float" office:value="42004">
            <text:p>42004</text:p>
          </table:table-cell>
        </table:table-row>
        <table:table-row table:style-name="ro1">
          <table:table-cell office:value-type="string">
            <text:p>GIRO BANK LTD</text:p>
          </table:table-cell>
          <table:table-cell office:value-type="string">
            <text:p>MOMBASA</text:p>
          </table:table-cell>
          <table:table-cell office:value-type="float" office:value="42001">
            <text:p>42001</text:p>
          </table:table-cell>
        </table:table-row>
        <table:table-row table:style-name="ro1">
          <table:table-cell office:value-type="string">
            <text:p>GIRO BANK LTD</text:p>
          </table:table-cell>
          <table:table-cell office:value-type="string">
            <text:p>NAIROBI-KIMATHI ST.</text:p>
          </table:table-cell>
          <table:table-cell office:value-type="float" office:value="42000">
            <text:p>42000</text:p>
          </table:table-cell>
        </table:table-row>
        <table:table-row table:style-name="ro1">
          <table:table-cell office:value-type="string">
            <text:p>GIRO BANK LTD</text:p>
          </table:table-cell>
          <table:table-cell office:value-type="string">
            <text:p>PARKLANDS</text:p>
          </table:table-cell>
          <table:table-cell office:value-type="float" office:value="42007">
            <text:p>42007</text:p>
          </table:table-cell>
        </table:table-row>
        <table:table-row table:style-name="ro1">
          <table:table-cell office:value-type="string">
            <text:p>GIRO BANK LTD</text:p>
          </table:table-cell>
          <table:table-cell office:value-type="string">
            <text:p>WESTLANDS</text:p>
          </table:table-cell>
          <table:table-cell office:value-type="float" office:value="42005">
            <text:p>42005</text:p>
          </table:table-cell>
        </table:table-row>
        <table:table-row table:style-name="ro1">
          <table:table-cell office:value-type="string">
            <text:p>GUARDIAN BANK</text:p>
          </table:table-cell>
          <table:table-cell office:value-type="string">
            <text:p>BIASHARA STREET</text:p>
          </table:table-cell>
          <table:table-cell office:value-type="float" office:value="55006">
            <text:p>55006</text:p>
          </table:table-cell>
        </table:table-row>
        <table:table-row table:style-name="ro1">
          <table:table-cell office:value-type="string">
            <text:p>GUARDIAN BANK</text:p>
          </table:table-cell>
          <table:table-cell office:value-type="string">
            <text:p>ELDORET</text:p>
          </table:table-cell>
          <table:table-cell office:value-type="float" office:value="55004">
            <text:p>55004</text:p>
          </table:table-cell>
        </table:table-row>
        <table:table-row table:style-name="ro1">
          <table:table-cell office:value-type="string">
            <text:p>GUARDIAN BANK</text:p>
          </table:table-cell>
          <table:table-cell office:value-type="string">
            <text:p>HEAD OFFICE</text:p>
          </table:table-cell>
          <table:table-cell office:value-type="float" office:value="55001">
            <text:p>55001</text:p>
          </table:table-cell>
        </table:table-row>
        <table:table-row table:style-name="ro1">
          <table:table-cell office:value-type="string">
            <text:p>GUARDIAN BANK</text:p>
          </table:table-cell>
          <table:table-cell office:value-type="string">
            <text:p>KISUMU</text:p>
          </table:table-cell>
          <table:table-cell office:value-type="float" office:value="55005">
            <text:p>55005</text:p>
          </table:table-cell>
        </table:table-row>
        <table:table-row table:style-name="ro1">
          <table:table-cell office:value-type="string">
            <text:p>GUARDIAN BANK</text:p>
          </table:table-cell>
          <table:table-cell office:value-type="string">
            <text:p>MOMBASA</text:p>
          </table:table-cell>
          <table:table-cell office:value-type="float" office:value="55003">
            <text:p>55003</text:p>
          </table:table-cell>
        </table:table-row>
        <table:table-row table:style-name="ro1">
          <table:table-cell office:value-type="string">
            <text:p>GUARDIAN BANK</text:p>
          </table:table-cell>
          <table:table-cell office:value-type="string">
            <text:p>WESTLANDS</text:p>
          </table:table-cell>
          <table:table-cell office:value-type="float" office:value="55002">
            <text:p>55002</text:p>
          </table:table-cell>
        </table:table-row>
        <table:table-row table:style-name="ro1">
          <table:table-cell office:value-type="string">
            <text:p>GULF AFRICAN BANK LTD</text:p>
          </table:table-cell>
          <table:table-cell office:value-type="string">
            <text:p>EASTLEIGH</text:p>
          </table:table-cell>
          <table:table-cell office:value-type="float" office:value="72003">
            <text:p>72003</text:p>
          </table:table-cell>
        </table:table-row>
        <table:table-row table:style-name="ro1">
          <table:table-cell office:value-type="string">
            <text:p>GULF AFRICAN BANK LTD</text:p>
          </table:table-cell>
          <table:table-cell office:value-type="string">
            <text:p>GARISSA</text:p>
          </table:table-cell>
          <table:table-cell office:value-type="float" office:value="72006">
            <text:p>72006</text:p>
          </table:table-cell>
        </table:table-row>
        <table:table-row table:style-name="ro1">
          <table:table-cell table:style-name="ce1" office:value-type="string">
            <text:p>GULF AFRICAN BANK LTD</text:p>
          </table:table-cell>
          <table:table-cell table:style-name="ce3" office:value-type="string">
            <text:p>HEAD OFFICE</text:p>
          </table:table-cell>
          <table:table-cell table:style-name="ce5" office:value-type="float" office:value="72001">
            <text:p>72001</text:p>
          </table:table-cell>
        </table:table-row>
        <table:table-row table:style-name="ro1">
          <table:table-cell office:value-type="string">
            <text:p>GULF AFRICAN BANK LTD</text:p>
          </table:table-cell>
          <table:table-cell office:value-type="string">
            <text:p>KENYATTA AVENUE</text:p>
          </table:table-cell>
          <table:table-cell office:value-type="float" office:value="72004">
            <text:p>72004</text:p>
          </table:table-cell>
        </table:table-row>
        <table:table-row table:style-name="ro1">
          <table:table-cell office:value-type="string">
            <text:p>GULF AFRICAN BANK LTD</text:p>
          </table:table-cell>
          <table:table-cell office:value-type="string">
            <text:p>LAMU</text:p>
          </table:table-cell>
          <table:table-cell office:value-type="float" office:value="72007">
            <text:p>72007</text:p>
          </table:table-cell>
        </table:table-row>
        <table:table-row table:style-name="ro1">
          <table:table-cell office:value-type="string">
            <text:p>GULF AFRICAN BANK LTD</text:p>
          </table:table-cell>
          <table:table-cell office:value-type="string">
            <text:p>MALINDI</text:p>
          </table:table-cell>
          <table:table-cell office:value-type="float" office:value="72008">
            <text:p>72008</text:p>
          </table:table-cell>
        </table:table-row>
        <table:table-row table:style-name="ro1">
          <table:table-cell office:value-type="string">
            <text:p>GULF AFRICAN BANK LTD</text:p>
          </table:table-cell>
          <table:table-cell office:value-type="string">
            <text:p>MOMBASA</text:p>
          </table:table-cell>
          <table:table-cell office:value-type="float" office:value="72005">
            <text:p>72005</text:p>
          </table:table-cell>
        </table:table-row>
        <table:table-row table:style-name="ro1">
          <table:table-cell office:value-type="string">
            <text:p>GULF AFRICAN BANK LTD</text:p>
          </table:table-cell>
          <table:table-cell office:value-type="string">
            <text:p>UPPERHILL</text:p>
          </table:table-cell>
          <table:table-cell office:value-type="float" office:value="72002">
            <text:p>72002</text:p>
          </table:table-cell>
        </table:table-row>
        <table:table-row table:style-name="ro1">
          <table:table-cell office:value-type="string">
            <text:p>HABIB BANK A.G.</text:p>
          </table:table-cell>
          <table:table-cell office:value-type="string">
            <text:p>HEAD OFFICE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string">
            <text:p>HABIB BANK A.G.</text:p>
          </table:table-cell>
          <table:table-cell office:value-type="string">
            <text:p>INDUSTRIAL AREA</text:p>
          </table:table-cell>
          <table:table-cell office:value-type="float" office:value="17002">
            <text:p>17002</text:p>
          </table:table-cell>
        </table:table-row>
        <table:table-row table:style-name="ro1">
          <table:table-cell office:value-type="string">
            <text:p>HABIB BANK A.G.</text:p>
          </table:table-cell>
          <table:table-cell office:value-type="string">
            <text:p>MOMBASA</text:p>
          </table:table-cell>
          <table:table-cell office:value-type="float" office:value="17001">
            <text:p>17001</text:p>
          </table:table-cell>
        </table:table-row>
        <table:table-row table:style-name="ro1">
          <table:table-cell office:value-type="string">
            <text:p>HABIB BANK A.G.</text:p>
          </table:table-cell>
          <table:table-cell office:value-type="string">
            <text:p>WESTLANDS</text:p>
          </table:table-cell>
          <table:table-cell office:value-type="float" office:value="17003">
            <text:p>17003</text:p>
          </table:table-cell>
        </table:table-row>
        <table:table-row table:style-name="ro1">
          <table:table-cell office:value-type="string">
            <text:p>HABIB BANK LTD</text:p>
          </table:table-cell>
          <table:table-cell office:value-type="string">
            <text:p>17-KOINANGE STREET</text:p>
          </table:table-cell>
          <table:table-cell office:value-type="float" office:value="8048">
            <text:p>8048</text:p>
          </table:table-cell>
        </table:table-row>
        <table:table-row table:style-name="ro1">
          <table:table-cell office:value-type="string">
            <text:p>HABIB BANK LTD</text:p>
          </table:table-cell>
          <table:table-cell office:value-type="string">
            <text:p>MALINDI</text:p>
          </table:table-cell>
          <table:table-cell office:value-type="float" office:value="8047">
            <text:p>8047</text:p>
          </table:table-cell>
        </table:table-row>
        <table:table-row table:style-name="ro1">
          <table:table-cell office:value-type="string">
            <text:p>HABIB BANK LTD</text:p>
          </table:table-cell>
          <table:table-cell office:value-type="string">
            <text:p>MOMBASA</text:p>
          </table:table-cell>
          <table:table-cell office:value-type="float" office:value="8046">
            <text:p>8046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DIANI</text:p>
          </table:table-cell>
          <table:table-cell office:value-type="float" office:value="39008">
            <text:p>39008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ELDORET</text:p>
          </table:table-cell>
          <table:table-cell office:value-type="float" office:value="39010">
            <text:p>39010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HEAD OFFICE</text:p>
          </table:table-cell>
          <table:table-cell office:value-type="float" office:value="39001">
            <text:p>39001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INDUSTRIAL AREA</text:p>
          </table:table-cell>
          <table:table-cell office:value-type="float" office:value="39006">
            <text:p>39006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KAREN</text:p>
          </table:table-cell>
          <table:table-cell office:value-type="float" office:value="39011">
            <text:p>39011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KILIFI</text:p>
          </table:table-cell>
          <table:table-cell office:value-type="float" office:value="39009">
            <text:p>39009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MALINDI</text:p>
          </table:table-cell>
          <table:table-cell office:value-type="float" office:value="39005">
            <text:p>39005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MOMBASA</text:p>
          </table:table-cell>
          <table:table-cell office:value-type="float" office:value="39002">
            <text:p>39002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PARKLANDS</text:p>
          </table:table-cell>
          <table:table-cell office:value-type="float" office:value="39004">
            <text:p>39004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UPPER HILL</text:p>
          </table:table-cell>
          <table:table-cell office:value-type="float" office:value="39003">
            <text:p>39003</text:p>
          </table:table-cell>
        </table:table-row>
        <table:table-row table:style-name="ro1">
          <table:table-cell office:value-type="string">
            <text:p>IMPERIAL BANK LIMITED</text:p>
          </table:table-cell>
          <table:table-cell office:value-type="string">
            <text:p>WATAMU</text:p>
          </table:table-cell>
          <table:table-cell office:value-type="float" office:value="39007">
            <text:p>39007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2ND NONG AVENUE</text:p>
          </table:table-cell>
          <table:table-cell office:value-type="float" office:value="57001">
            <text:p>57001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BIASHARA ST</text:p>
          </table:table-cell>
          <table:table-cell office:value-type="float" office:value="57004">
            <text:p>57004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CARD CENTRE</text:p>
          </table:table-cell>
          <table:table-cell office:value-type="float" office:value="57098">
            <text:p>57098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HEAD OFFICE</text:p>
          </table:table-cell>
          <table:table-cell office:value-type="float" office:value="57003">
            <text:p>57003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INDUSTRIAL AREA</text:p>
          </table:table-cell>
          <table:table-cell office:value-type="float" office:value="57006">
            <text:p>57006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KAREN</text:p>
          </table:table-cell>
          <table:table-cell office:value-type="float" office:value="57008">
            <text:p>57008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KENYATTA AVENUE</text:p>
          </table:table-cell>
          <table:table-cell office:value-type="float" office:value="57000">
            <text:p>57000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KISUMU</text:p>
          </table:table-cell>
          <table:table-cell office:value-type="float" office:value="57007">
            <text:p>57007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LANGATA LINK</text:p>
          </table:table-cell>
          <table:table-cell office:value-type="float" office:value="57015">
            <text:p>57015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MOMBASA</text:p>
          </table:table-cell>
          <table:table-cell office:value-type="float" office:value="57005">
            <text:p>57005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NYALI CINEMAX</text:p>
          </table:table-cell>
          <table:table-cell office:value-type="float" office:value="57014">
            <text:p>57014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ONGATA RONGAI</text:p>
          </table:table-cell>
          <table:table-cell office:value-type="float" office:value="57012">
            <text:p>57012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PANARI CENTRE</text:p>
          </table:table-cell>
          <table:table-cell office:value-type="float" office:value="57009">
            <text:p>57009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PARKLANDS</text:p>
          </table:table-cell>
          <table:table-cell office:value-type="float" office:value="57010">
            <text:p>57010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SARIT CENTRE</text:p>
          </table:table-cell>
          <table:table-cell office:value-type="float" office:value="57002">
            <text:p>57002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SOUTH C SHOPPING CENTRE</text:p>
          </table:table-cell>
          <table:table-cell office:value-type="float" office:value="57013">
            <text:p>57013</text:p>
          </table:table-cell>
        </table:table-row>
        <table:table-row table:style-name="ro1">
          <table:table-cell office:value-type="string">
            <text:p>INVESTMENTS AND MORTGAGES</text:p>
          </table:table-cell>
          <table:table-cell office:value-type="string">
            <text:p>WILSON AIRPORT</text:p>
          </table:table-cell>
          <table:table-cell office:value-type="float" office:value="57011">
            <text:p>5701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BIASHAR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BOMET</text:p>
          </table:table-cell>
          <table:table-cell office:value-type="float" office:value="1181">
            <text:p>118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BONDO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BUNGOMA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BURUBURU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BUSIA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CAPITAL HILL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CARD CENTRE</text:p>
          </table:table-cell>
          <table:table-cell office:value-type="float" office:value="1139">
            <text:p>113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CENTRAL CLEARING CENTRE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CHOGORIA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CHUKA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CUSTODY SERVICES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EASTLEIGH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EGERTON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ELDAMA RAVINE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ELDORET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table:style-name="ce1" office:value-type="string">
            <text:p>KENYA COMMERCIAL BANK LTD</text:p>
          </table:table-cell>
          <table:table-cell table:style-name="ce3" office:value-type="string">
            <text:p>ELDORET WEST BRANCH</text:p>
          </table:table-cell>
          <table:table-cell table:style-name="ce5" office:value-type="float" office:value="1168">
            <text:p>116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EMALI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EMBU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FLAMINGO SAVINGS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ARDEN PLAZA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ARISSA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ARSEN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ATEWAY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ATUNDU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IKOMB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ILGIL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GITHUNGURI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HAILE SELASSIE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HEAD OFFICE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HOLA</text:p>
          </table:table-cell>
          <table:table-cell office:value-type="float" office:value="1146">
            <text:p>114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HOMABAY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INDUSTRIAL AREA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ISIBANIA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ISIOLO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ITEN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JOGOO ROAD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BARNET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JIADO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KAMEGA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NGARI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NGEMA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PENGURIA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PSABET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PSOWAR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RATINA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REN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RIOBANGI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AWANGWARE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EHANCHA</text:p>
          </table:table-cell>
          <table:table-cell office:value-type="float" office:value="1232">
            <text:p>123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ENGELENI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ERICHO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EROKA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ERUGOYA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AMBU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ANYAGA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BWEZI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CC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KUYU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LGORIS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LIFI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LINDINI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MATHI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MILILI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PANDE HOUSE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RIAINI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SERIAN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SII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SUMU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SUMU WEST</text:p>
          </table:table-cell>
          <table:table-cell office:value-type="float" office:value="1246">
            <text:p>124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TALE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TENGELA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ITUI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table:style-name="ce1" office:value-type="string">
            <text:p>KENYA COMMERCIAL BANK LTD</text:p>
          </table:table-cell>
          <table:table-cell table:style-name="ce3" office:value-type="string">
            <text:p>KWALE</text:p>
          </table:table-cell>
          <table:table-cell table:style-name="ce5" office:value-type="float" office:value="1258">
            <text:p>125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KYUSO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AMU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IMURU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ITEIN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ODWAR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OITOKITOK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OKICHOGGIO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ONDIANI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LUANDA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CHAKOS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KINDU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KUYU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LABA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LINDI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NDERA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RALAL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RIAKANI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RIGAT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RSABIT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SHARIKI (I/A)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SII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TUU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AUA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BALE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ERU</text:p>
          </table:table-cell>
          <table:table-cell office:value-type="float" office:value="1123">
            <text:p>112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IGORI</text:p>
          </table:table-cell>
          <table:table-cell office:value-type="float" office:value="1192">
            <text:p>119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ILIMANI/COMMUNITY</text:p>
          </table:table-cell>
          <table:table-cell office:value-type="float" office:value="1175">
            <text:p>117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OI AVENUE NAIROBI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OI'S BRIDGE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OMBASA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OMBASA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OYALE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PEKETONI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TITO ANDEI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TWAPA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TWAPA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UHORONI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UKURWEINI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UMIAS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URANG'A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UTOMO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VITA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WEA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MWINGI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AIVASHA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AKURU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AMANGA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ANDI HILLS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ANYUKI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ARO MORU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AROK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JAMBINI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JORO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KUBU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YAHURURU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NYAMIRA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 table:style-name="ce1" office:value-type="string">
            <text:p>KENYA COMMERCIAL BANK LTD</text:p>
          </table:table-cell>
          <table:table-cell table:style-name="ce3" office:value-type="string">
            <text:p>NYERI</text:p>
          </table:table-cell>
          <table:table-cell table:style-name="ce5" office:value-type="float" office:value="1112">
            <text:p>111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OL KALOU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ONGATA RONGAI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OPERATIONS PROCESSING CENTER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OTHAYA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OYUGIS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PAYROLL CENTER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PRESTIGE PLAZA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RIVER ROAD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RONGO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RUIRU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SALAMA HOUSE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SARIT CENTRE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SEREM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SIAYA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SONDU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SOTIK</text:p>
          </table:table-cell>
          <table:table-cell office:value-type="float" office:value="1189">
            <text:p>1189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SWIFT CENTER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TALA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TAVETA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THIKA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TOM MBOYA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TOWN CENTRE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TREASURY SQ MOMBASA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UGUNJA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UKUNDA</text:p>
          </table:table-cell>
          <table:table-cell office:value-type="float" office:value="1157">
            <text:p>115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UN GIGIRI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UNITED MALL</text:p>
          </table:table-cell>
          <table:table-cell office:value-type="float" office:value="1243">
            <text:p>124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UNIVERSITY WAY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VILLAGE MARKET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VOI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WAJIR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WATAMU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WEBUYE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WOTE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string">
            <text:p>KENYA COMMERCIAL BANK LTD</text:p>
          </table:table-cell>
          <table:table-cell office:value-type="string">
            <text:p>WUNDANYI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BURUBURU</text:p>
          </table:table-cell>
          <table:table-cell office:value-type="float" office:value="66006">
            <text:p>66006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ELDORET</text:p>
          </table:table-cell>
          <table:table-cell office:value-type="float" office:value="66008">
            <text:p>66008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EMBU</text:p>
          </table:table-cell>
          <table:table-cell office:value-type="float" office:value="66007">
            <text:p>66007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GHANA ROAD</text:p>
          </table:table-cell>
          <table:table-cell office:value-type="float" office:value="66025">
            <text:p>66025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HEAD OFFICE</text:p>
          </table:table-cell>
          <table:table-cell office:value-type="float" office:value="66001">
            <text:p>66001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ISIOLO TOWN</text:p>
          </table:table-cell>
          <table:table-cell office:value-type="float" office:value="66024">
            <text:p>66024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AJIADO</text:p>
          </table:table-cell>
          <table:table-cell office:value-type="float" office:value="66029">
            <text:p>66029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ENGELENI</text:p>
          </table:table-cell>
          <table:table-cell office:value-type="float" office:value="66035">
            <text:p>66035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ENYATTA AVE NBI</text:p>
          </table:table-cell>
          <table:table-cell office:value-type="float" office:value="66003">
            <text:p>66003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ERICHO</text:p>
          </table:table-cell>
          <table:table-cell office:value-type="float" office:value="66010">
            <text:p>66010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ILIMANI</text:p>
          </table:table-cell>
          <table:table-cell office:value-type="float" office:value="66036">
            <text:p>66036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ISII</text:p>
          </table:table-cell>
          <table:table-cell office:value-type="float" office:value="66015">
            <text:p>66015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ISUMU</text:p>
          </table:table-cell>
          <table:table-cell office:value-type="float" office:value="66009">
            <text:p>66009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KONGOWEA MKT- MSA</text:p>
          </table:table-cell>
          <table:table-cell office:value-type="float" office:value="66021">
            <text:p>66021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MACHAKOS</text:p>
          </table:table-cell>
          <table:table-cell office:value-type="float" office:value="66018">
            <text:p>66018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MANNA HOUSE</text:p>
          </table:table-cell>
          <table:table-cell office:value-type="float" office:value="66027">
            <text:p>66027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MIMA CENTER</text:p>
          </table:table-cell>
          <table:table-cell office:value-type="float" office:value="66023">
            <text:p>66023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MOI AVENUE</text:p>
          </table:table-cell>
          <table:table-cell office:value-type="float" office:value="66033">
            <text:p>66033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MOI STREET</text:p>
          </table:table-cell>
          <table:table-cell office:value-type="float" office:value="66028">
            <text:p>66028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MOMBASA</text:p>
          </table:table-cell>
          <table:table-cell office:value-type="float" office:value="66002">
            <text:p>66002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MTWAPA</text:p>
          </table:table-cell>
          <table:table-cell office:value-type="float" office:value="66031">
            <text:p>66031</text:p>
          </table:table-cell>
        </table:table-row>
        <table:table-row table:style-name="ro1">
          <table:table-cell table:style-name="ce1" office:value-type="string">
            <text:p>K-REP BANK</text:p>
          </table:table-cell>
          <table:table-cell table:style-name="ce3" office:value-type="string">
            <text:p>MWEA</text:p>
          </table:table-cell>
          <table:table-cell table:style-name="ce5" office:value-type="float" office:value="66034">
            <text:p>66034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NAIVASHA TOWN</text:p>
          </table:table-cell>
          <table:table-cell office:value-type="float" office:value="66022">
            <text:p>66022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NAKURU</text:p>
          </table:table-cell>
          <table:table-cell office:value-type="float" office:value="66004">
            <text:p>66004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NANYUKI</text:p>
          </table:table-cell>
          <table:table-cell office:value-type="float" office:value="66019">
            <text:p>66019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NYERI</text:p>
          </table:table-cell>
          <table:table-cell office:value-type="float" office:value="66005">
            <text:p>66005</text:p>
          </table:table-cell>
        </table:table-row>
        <table:table-row table:style-name="ro1">
          <table:table-cell office:value-type="string">
            <text:p>K-REP BANK</text:p>
          </table:table-cell>
          <table:table-cell office:value-type="string">
            <text:p>VICTOR HOUSE</text:p>
          </table:table-cell>
          <table:table-cell office:value-type="float" office:value="66026">
            <text:p>66026</text:p>
          </table:table-cell>
        </table:table-row>
        <table:table-row table:style-name="ro1">
          <table:table-cell office:value-type="string">
            <text:p>MIDDLE EAST BANK (K) LIMITED</text:p>
          </table:table-cell>
          <table:table-cell office:value-type="string">
            <text:p>HEAD OFFICE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MIDDLE EAST BANK (K) LIMITED</text:p>
          </table:table-cell>
          <table:table-cell office:value-type="string">
            <text:p>MILIMANI</text:p>
          </table:table-cell>
          <table:table-cell office:value-type="float" office:value="18003">
            <text:p>18003</text:p>
          </table:table-cell>
        </table:table-row>
        <table:table-row table:style-name="ro1">
          <table:table-cell office:value-type="string">
            <text:p>MIDDLE EAST BANK (K) LIMITED</text:p>
          </table:table-cell>
          <table:table-cell office:value-type="string">
            <text:p>MOMBASA</text:p>
          </table:table-cell>
          <table:table-cell office:value-type="float" office:value="18002">
            <text:p>18002</text:p>
          </table:table-cell>
        </table:table-row>
        <table:table-row table:style-name="ro1">
          <table:table-cell office:value-type="string">
            <text:p>MIDDLE EAST BANK (K) LIMITED</text:p>
          </table:table-cell>
          <table:table-cell office:value-type="string">
            <text:p>NAIROBI</text:p>
          </table:table-cell>
          <table:table-cell office:value-type="float" office:value="18001">
            <text:p>18001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AWENDO</text:p>
          </table:table-cell>
          <table:table-cell office:value-type="float" office:value="12022">
            <text:p>12022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BUNGOMA</text:p>
          </table:table-cell>
          <table:table-cell office:value-type="float" office:value="12019">
            <text:p>12019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BUSIA</text:p>
          </table:table-cell>
          <table:table-cell office:value-type="float" office:value="12005">
            <text:p>12005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CARD CENTRE</text:p>
          </table:table-cell>
          <table:table-cell office:value-type="float" office:value="12098">
            <text:p>12098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EASTLEIGH</text:p>
          </table:table-cell>
          <table:table-cell office:value-type="float" office:value="12015">
            <text:p>12015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ELDORET</text:p>
          </table:table-cell>
          <table:table-cell office:value-type="float" office:value="12040">
            <text:p>12040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EMBU</text:p>
          </table:table-cell>
          <table:table-cell office:value-type="float" office:value="12028">
            <text:p>12028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HARAMBEE</text:p>
          </table:table-cell>
          <table:table-cell office:value-type="float" office:value="12003">
            <text:p>12003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HEAD OFFICE</text:p>
          </table:table-cell>
          <table:table-cell office:value-type="float" office:value="12099">
            <text:p>12099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HILL</text:p>
          </table:table-cell>
          <table:table-cell office:value-type="float" office:value="12004">
            <text:p>12004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HOSPITAL BR.</text:p>
          </table:table-cell>
          <table:table-cell office:value-type="float" office:value="12025">
            <text:p>12025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AKAMEGA</text:p>
          </table:table-cell>
          <table:table-cell office:value-type="float" office:value="12029">
            <text:p>12029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APSABET</text:p>
          </table:table-cell>
          <table:table-cell office:value-type="float" office:value="12021">
            <text:p>12021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ARATINA</text:p>
          </table:table-cell>
          <table:table-cell office:value-type="float" office:value="12008">
            <text:p>12008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ENYATTA</text:p>
          </table:table-cell>
          <table:table-cell office:value-type="float" office:value="12002">
            <text:p>12002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ERICHO</text:p>
          </table:table-cell>
          <table:table-cell office:value-type="float" office:value="12014">
            <text:p>12014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ISII</text:p>
          </table:table-cell>
          <table:table-cell office:value-type="float" office:value="12010">
            <text:p>12010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ISUMU</text:p>
          </table:table-cell>
          <table:table-cell office:value-type="float" office:value="12050">
            <text:p>12050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ITALE <text:s/>MOI'S BRIDGE AGENCY</text:p>
          </table:table-cell>
          <table:table-cell office:value-type="float" office:value="12013">
            <text:p>12013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KITUI</text:p>
          </table:table-cell>
          <table:table-cell office:value-type="float" office:value="12017">
            <text:p>12017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LIMURU</text:p>
          </table:table-cell>
          <table:table-cell office:value-type="float" office:value="12016">
            <text:p>12016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MERU KIANJAI AGENCY</text:p>
          </table:table-cell>
          <table:table-cell office:value-type="float" office:value="12007">
            <text:p>12007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MOI AVENUE</text:p>
          </table:table-cell>
          <table:table-cell office:value-type="float" office:value="12001">
            <text:p>12001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MOLO</text:p>
          </table:table-cell>
          <table:table-cell office:value-type="float" office:value="12018">
            <text:p>12018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MOMBASA</text:p>
          </table:table-cell>
          <table:table-cell office:value-type="float" office:value="12020">
            <text:p>12020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MUHORONI</text:p>
          </table:table-cell>
          <table:table-cell office:value-type="float" office:value="12006">
            <text:p>12006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NAKURU</text:p>
          </table:table-cell>
          <table:table-cell office:value-type="float" office:value="12030">
            <text:p>12030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NAROK</text:p>
          </table:table-cell>
          <table:table-cell office:value-type="float" office:value="12009">
            <text:p>12009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NYERI</text:p>
          </table:table-cell>
          <table:table-cell office:value-type="float" office:value="12012">
            <text:p>12012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ONGATA RONGAI</text:p>
          </table:table-cell>
          <table:table-cell office:value-type="float" office:value="12027">
            <text:p>12027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PORTWAY-MSA</text:p>
          </table:table-cell>
          <table:table-cell office:value-type="float" office:value="12023">
            <text:p>12023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RUIRU</text:p>
          </table:table-cell>
          <table:table-cell office:value-type="float" office:value="12026">
            <text:p>12026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TSC SALARIES</text:p>
          </table:table-cell>
          <table:table-cell office:value-type="float" office:value="12198">
            <text:p>12198</text:p>
          </table:table-cell>
        </table:table-row>
        <table:table-row table:style-name="ro1">
          <table:table-cell office:value-type="string">
            <text:p>NATIONAL BANK OF KENYA</text:p>
          </table:table-cell>
          <table:table-cell office:value-type="string">
            <text:p>VALLEY RD</text:p>
          </table:table-cell>
          <table:table-cell office:value-type="float" office:value="12024">
            <text:p>12024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20TH CENTURY PLAZA</text:p>
          </table:table-cell>
          <table:table-cell office:value-type="float" office:value="41101">
            <text:p>41101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AMBANK HSE</text:p>
          </table:table-cell>
          <table:table-cell office:value-type="float" office:value="41102">
            <text:p>41102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HARAMBEE AVENUE</text:p>
          </table:table-cell>
          <table:table-cell office:value-type="float" office:value="41110">
            <text:p>41110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KISUMU</text:p>
          </table:table-cell>
          <table:table-cell office:value-type="float" office:value="41112">
            <text:p>41112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MERU</text:p>
          </table:table-cell>
          <table:table-cell office:value-type="float" office:value="41114">
            <text:p>41114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MOMBASA</text:p>
          </table:table-cell>
          <table:table-cell office:value-type="float" office:value="41103">
            <text:p>41103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NAKURU</text:p>
          </table:table-cell>
          <table:table-cell office:value-type="float" office:value="41107">
            <text:p>41107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NIC HOUSE NAIROBI</text:p>
          </table:table-cell>
          <table:table-cell office:value-type="float" office:value="41000">
            <text:p>41000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NKRUMAH ROAD</text:p>
          </table:table-cell>
          <table:table-cell office:value-type="float" office:value="41109">
            <text:p>41109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PRESTIGE</text:p>
          </table:table-cell>
          <table:table-cell office:value-type="float" office:value="41111">
            <text:p>41111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THE JUNCTION BR.</text:p>
          </table:table-cell>
          <table:table-cell office:value-type="float" office:value="41106">
            <text:p>41106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THIKA</text:p>
          </table:table-cell>
          <table:table-cell office:value-type="float" office:value="41113">
            <text:p>41113</text:p>
          </table:table-cell>
        </table:table-row>
        <table:table-row table:style-name="ro1">
          <table:table-cell office:value-type="string">
            <text:p>NIC BANK</text:p>
          </table:table-cell>
          <table:table-cell office:value-type="string">
            <text:p>WESTLANDS</text:p>
          </table:table-cell>
          <table:table-cell office:value-type="float" office:value="41105">
            <text:p>41105</text:p>
          </table:table-cell>
        </table:table-row>
        <table:table-row table:style-name="ro1">
          <table:table-cell table:style-name="ce1" office:value-type="string">
            <text:p>ORIENTAL COMMERCIAL BANK</text:p>
          </table:table-cell>
          <table:table-cell table:style-name="ce3" office:value-type="string">
            <text:p>ELDORET</text:p>
          </table:table-cell>
          <table:table-cell table:style-name="ce5" office:value-type="float" office:value="14005">
            <text:p>14005</text:p>
          </table:table-cell>
        </table:table-row>
        <table:table-row table:style-name="ro1">
          <table:table-cell office:value-type="string">
            <text:p>ORIENTAL COMMERCIAL BANK</text:p>
          </table:table-cell>
          <table:table-cell office:value-type="string">
            <text:p>KITALE</text:p>
          </table:table-cell>
          <table:table-cell office:value-type="float" office:value="14006">
            <text:p>14006</text:p>
          </table:table-cell>
        </table:table-row>
        <table:table-row table:style-name="ro1">
          <table:table-cell office:value-type="string">
            <text:p>ORIENTAL COMMERCIAL BANK</text:p>
          </table:table-cell>
          <table:table-cell office:value-type="string">
            <text:p>KOINANGE STREET</text:p>
          </table:table-cell>
          <table:table-cell office:value-type="float" office:value="14001">
            <text:p>14001</text:p>
          </table:table-cell>
        </table:table-row>
        <table:table-row table:style-name="ro1">
          <table:table-cell office:value-type="string">
            <text:p>ORIENTAL COMMERCIAL BANK</text:p>
          </table:table-cell>
          <table:table-cell office:value-type="string">
            <text:p>NAKURU</text:p>
          </table:table-cell>
          <table:table-cell office:value-type="float" office:value="14004">
            <text:p>14004</text:p>
          </table:table-cell>
        </table:table-row>
        <table:table-row table:style-name="ro1">
          <table:table-cell office:value-type="string">
            <text:p>ORIENTAL COMMERCIAL BANK</text:p>
          </table:table-cell>
          <table:table-cell office:value-type="string">
            <text:p>WESTLANDS</text:p>
          </table:table-cell>
          <table:table-cell office:value-type="float" office:value="14007">
            <text:p>14007</text:p>
          </table:table-cell>
        </table:table-row>
        <table:table-row table:style-name="ro1">
          <table:table-cell office:value-type="string">
            <text:p>PARAMOUNT UNIVERSAL BANK LTD</text:p>
          </table:table-cell>
          <table:table-cell office:value-type="string">
            <text:p>HEAD OFFICE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PARAMOUNT UNIVERSAL BANK LTD</text:p>
          </table:table-cell>
          <table:table-cell office:value-type="string">
            <text:p>KIMATHI</text:p>
          </table:table-cell>
          <table:table-cell office:value-type="float" office:value="50003">
            <text:p>50003</text:p>
          </table:table-cell>
        </table:table-row>
        <table:table-row table:style-name="ro1">
          <table:table-cell office:value-type="string">
            <text:p>PARAMOUNT UNIVERSAL BANK LTD</text:p>
          </table:table-cell>
          <table:table-cell office:value-type="string">
            <text:p>KOINANGE</text:p>
          </table:table-cell>
          <table:table-cell office:value-type="float" office:value="50005">
            <text:p>50005</text:p>
          </table:table-cell>
        </table:table-row>
        <table:table-row table:style-name="ro1">
          <table:table-cell office:value-type="string">
            <text:p>PARAMOUNT UNIVERSAL BANK LTD</text:p>
          </table:table-cell>
          <table:table-cell office:value-type="string">
            <text:p>PARKLANDS</text:p>
          </table:table-cell>
          <table:table-cell office:value-type="float" office:value="50002">
            <text:p>50002</text:p>
          </table:table-cell>
        </table:table-row>
        <table:table-row table:style-name="ro1">
          <table:table-cell office:value-type="string">
            <text:p>PARAMOUNT UNIVERSAL BANK LTD</text:p>
          </table:table-cell>
          <table:table-cell office:value-type="string">
            <text:p>WESTLANDS</text:p>
          </table:table-cell>
          <table:table-cell office:value-type="float" office:value="50001">
            <text:p>50001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BIASHARA</text:p>
          </table:table-cell>
          <table:table-cell office:value-type="float" office:value="10002">
            <text:p>10002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CAPITAL CENTRE</text:p>
          </table:table-cell>
          <table:table-cell office:value-type="float" office:value="10011">
            <text:p>10011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H/O RIVERSIDE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HURLIGHAM</text:p>
          </table:table-cell>
          <table:table-cell office:value-type="float" office:value="10010">
            <text:p>10010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INDUSTRIAL AREA</text:p>
          </table:table-cell>
          <table:table-cell office:value-type="float" office:value="10005">
            <text:p>10005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KAMUKUNJI</text:p>
          </table:table-cell>
          <table:table-cell office:value-type="float" office:value="10014">
            <text:p>10014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KENINDIA</text:p>
          </table:table-cell>
          <table:table-cell office:value-type="float" office:value="10001">
            <text:p>10001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KISUMU</text:p>
          </table:table-cell>
          <table:table-cell office:value-type="float" office:value="10006">
            <text:p>10006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MOMBASA</text:p>
          </table:table-cell>
          <table:table-cell office:value-type="float" office:value="10003">
            <text:p>10003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NYALI BRANCH</text:p>
          </table:table-cell>
          <table:table-cell office:value-type="float" office:value="10012">
            <text:p>10012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PARKLANDS</text:p>
          </table:table-cell>
          <table:table-cell office:value-type="float" office:value="10007">
            <text:p>10007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RIVERSIDE DRIVE</text:p>
          </table:table-cell>
          <table:table-cell office:value-type="float" office:value="10008">
            <text:p>10008</text:p>
          </table:table-cell>
        </table:table-row>
        <table:table-row table:style-name="ro1">
          <table:table-cell office:value-type="string">
            <text:p>PRIME BANK LIMITED</text:p>
          </table:table-cell>
          <table:table-cell office:value-type="string">
            <text:p>WESTLANDS</text:p>
          </table:table-cell>
          <table:table-cell office:value-type="float" office:value="10004">
            <text:p>10004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CITY BRANCH</text:p>
          </table:table-cell>
          <table:table-cell office:value-type="float" office:value="58003">
            <text:p>58003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ELDORET</text:p>
          </table:table-cell>
          <table:table-cell office:value-type="float" office:value="58008">
            <text:p>58008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HEAD OFFICE</text:p>
          </table:table-cell>
          <table:table-cell office:value-type="float" office:value="58001">
            <text:p>58001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INDUSTRIAL AREA</text:p>
          </table:table-cell>
          <table:table-cell office:value-type="float" office:value="58006">
            <text:p>58006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KAKAMEGA</text:p>
          </table:table-cell>
          <table:table-cell office:value-type="float" office:value="58007">
            <text:p>58007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KISUMU</text:p>
          </table:table-cell>
          <table:table-cell office:value-type="float" office:value="58005">
            <text:p>58005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MOMBASA</text:p>
          </table:table-cell>
          <table:table-cell office:value-type="float" office:value="58002">
            <text:p>58002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NYALI BEACH</text:p>
          </table:table-cell>
          <table:table-cell office:value-type="float" office:value="58009">
            <text:p>58009</text:p>
          </table:table-cell>
        </table:table-row>
        <table:table-row table:style-name="ro1">
          <table:table-cell office:value-type="string">
            <text:p>SOUTHERN CREDIT CORP.</text:p>
          </table:table-cell>
          <table:table-cell office:value-type="string">
            <text:p>WESTLANDS</text:p>
          </table:table-cell>
          <table:table-cell office:value-type="float" office:value="58004">
            <text:p>58004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CENTRAL PROCESSING HEAD OFFICE</text:p>
          </table:table-cell>
          <table:table-cell office:value-type="float" office:value="31999">
            <text:p>31999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CFC STANBIC</text:p>
          </table:table-cell>
          <table:table-cell office:value-type="float" office:value="31017">
            <text:p>31017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CHIROMO ROAD</text:p>
          </table:table-cell>
          <table:table-cell office:value-type="float" office:value="31007">
            <text:p>31007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CLEARING CENTRE HEAD OFFICE</text:p>
          </table:table-cell>
          <table:table-cell office:value-type="float" office:value="31000">
            <text:p>31000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DIGO ROAD</text:p>
          </table:table-cell>
          <table:table-cell office:value-type="float" office:value="31003">
            <text:p>31003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HARAMBEE AVENUE</text:p>
          </table:table-cell>
          <table:table-cell office:value-type="float" office:value="31006">
            <text:p>31006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INDUSTRIAL AREA</text:p>
          </table:table-cell>
          <table:table-cell office:value-type="float" office:value="31005">
            <text:p>31005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INTERNATIONAL HOUSE</text:p>
          </table:table-cell>
          <table:table-cell office:value-type="float" office:value="31008">
            <text:p>31008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KIMATHI STREET</text:p>
          </table:table-cell>
          <table:table-cell office:value-type="float" office:value="31002">
            <text:p>31002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KISUMU</text:p>
          </table:table-cell>
          <table:table-cell office:value-type="float" office:value="31013">
            <text:p>31013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NAIVASHA</text:p>
          </table:table-cell>
          <table:table-cell office:value-type="float" office:value="31011">
            <text:p>31011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NAKURU</text:p>
          </table:table-cell>
          <table:table-cell office:value-type="float" office:value="31014">
            <text:p>31014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NKRUMAH BRANCH</text:p>
          </table:table-cell>
          <table:table-cell office:value-type="float" office:value="31009">
            <text:p>31009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THIKA</text:p>
          </table:table-cell>
          <table:table-cell office:value-type="float" office:value="31015">
            <text:p>31015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UPPER HILL BRANCH</text:p>
          </table:table-cell>
          <table:table-cell office:value-type="float" office:value="31010">
            <text:p>31010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WAIYAKI WAY</text:p>
          </table:table-cell>
          <table:table-cell office:value-type="float" office:value="31004">
            <text:p>31004</text:p>
          </table:table-cell>
        </table:table-row>
        <table:table-row table:style-name="ro1">
          <table:table-cell office:value-type="string">
            <text:p>STANBIC BANK KENYA LIMITED</text:p>
          </table:table-cell>
          <table:table-cell office:value-type="string">
            <text:p>WESTGATE</text:p>
          </table:table-cell>
          <table:table-cell office:value-type="float" office:value="31012">
            <text:p>31012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C.O.U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EASTLEIGH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ELDORET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ELDORET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GATUNDU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HARAMBEE AVENUE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INDUSTRIAL AREA</text:p>
          </table:table-cell>
          <table:table-cell office:value-type="float" office:value="2053">
            <text:p>2053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ABARNET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table:style-name="ce1" office:value-type="string">
            <text:p>STANDARD CHARTERED</text:p>
          </table:table-cell>
          <table:table-cell table:style-name="ce3" office:value-type="string">
            <text:p>KAKAMEGA</text:p>
          </table:table-cell>
          <table:table-cell table:style-name="ce5" office:value-type="float" office:value="2054">
            <text:p>2054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AREN</text:p>
          </table:table-cell>
          <table:table-cell office:value-type="float" office:value="2075">
            <text:p>2075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ENYATTA AVENUE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ERICHO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IAMBU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ILINDINI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ISII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ISUMU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KITALE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LAMU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LANGATA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MACHAKOS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MAKUPA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MALINDI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MERU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MOI AVENUE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MUTHAIGA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NAKUR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NANYUKI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NYALI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NYERI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OLD MUTUAL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RUARAKA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THIKA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TREASURY SQUARE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UKAY</text:p>
          </table:table-cell>
          <table:table-cell office:value-type="float" office:value="2079">
            <text:p>2079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UPPER HILL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WESTLANDS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STANDARD CHARTERED</text:p>
          </table:table-cell>
          <table:table-cell office:value-type="string">
            <text:p>YAYA CENTRE BRANCH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ELDORET</text:p>
          </table:table-cell>
          <table:table-cell office:value-type="float" office:value="26003">
            <text:p>26003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EPZ</text:p>
          </table:table-cell>
          <table:table-cell office:value-type="float" office:value="26014">
            <text:p>26014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HEAD OFFICE</text:p>
          </table:table-cell>
          <table:table-cell office:value-type="float" office:value="26001">
            <text:p>26001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KERICHO</text:p>
          </table:table-cell>
          <table:table-cell office:value-type="float" office:value="26010">
            <text:p>26010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KIRINYAGA RD NAIROBI</text:p>
          </table:table-cell>
          <table:table-cell office:value-type="float" office:value="26007">
            <text:p>26007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MOMBASA</text:p>
          </table:table-cell>
          <table:table-cell office:value-type="float" office:value="26002">
            <text:p>26002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NAKURU</text:p>
          </table:table-cell>
          <table:table-cell office:value-type="float" office:value="26004">
            <text:p>26004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NANDI HILLS</text:p>
          </table:table-cell>
          <table:table-cell office:value-type="float" office:value="26013">
            <text:p>26013</text:p>
          </table:table-cell>
        </table:table-row>
        <table:table-row table:style-name="ro1">
          <table:table-cell office:value-type="string">
            <text:p>TRANS-NATIONAL BANK</text:p>
          </table:table-cell>
          <table:table-cell office:value-type="string">
            <text:p>OLENGURUONE</text:p>
          </table:table-cell>
          <table:table-cell office:value-type="float" office:value="26009">
            <text:p>26009</text:p>
          </table:table-cell>
        </table:table-row>
        <table:table-row table:style-name="ro1">
          <table:table-cell office:value-type="string">
            <text:p>UBA KENYA LTD</text:p>
          </table:table-cell>
          <table:table-cell office:value-type="string">
            <text:p>HEAD OFFICE/CLEARING CENTRE</text:p>
          </table:table-cell>
          <table:table-cell office:value-type="float" office:value="76001">
            <text:p>76001</text:p>
          </table:table-cell>
        </table:table-row>
        <table:table-row table:style-name="ro1">
          <table:table-cell office:value-type="string">
            <text:p>UBA KENYA LTD</text:p>
          </table:table-cell>
          <table:table-cell office:value-type="string">
            <text:p>INDUSTRIAL AREA</text:p>
          </table:table-cell>
          <table:table-cell office:value-type="float" office:value="76002">
            <text:p>76002</text:p>
          </table:table-cell>
        </table:table-row>
        <table:table-row table:style-name="ro1">
          <table:table-cell office:value-type="string">
            <text:p>UBA KENYA LTD</text:p>
          </table:table-cell>
          <table:table-cell office:value-type="string">
            <text:p>UPPER HILL</text:p>
          </table:table-cell>
          <table:table-cell office:value-type="float" office:value="76003">
            <text:p>76003</text:p>
          </table:table-cell>
        </table:table-row>
        <table:table-row table:style-name="ro1">
          <table:table-cell office:value-type="string">
            <text:p>UBA KENYA LTD</text:p>
          </table:table-cell>
          <table:table-cell office:value-type="string">
            <text:p>WESTLANDS</text:p>
          </table:table-cell>
          <table:table-cell office:value-type="float" office:value="76099">
            <text:p>76099</text:p>
          </table:table-cell>
        </table:table-row>
        <table:table-row table:style-name="ro1">
          <table:table-cell office:value-type="string">
            <text:p>VICTORIA COMMERCIAL BANK LTD</text:p>
          </table:table-cell>
          <table:table-cell office:value-type="string">
            <text:p>KISUMU</text:p>
          </table:table-cell>
          <table:table-cell office:value-type="float" office:value="54002">
            <text:p>54002</text:p>
          </table:table-cell>
        </table:table-row>
        <table:table-row table:style-name="ro1">
          <table:table-cell office:value-type="string">
            <text:p>VICTORIA COMMERCIAL BANK LTD</text:p>
          </table:table-cell>
          <table:table-cell office:value-type="string">
            <text:p>NAIROBI</text:p>
          </table:table-cell>
          <table:table-cell office:value-type="float" office:value="54001">
            <text:p>5400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09/19/2011</text:date>, <text:time>08:2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9-19T08:10:15</meta:creation-date>
    <dc:date>2011-09-19T08:20:40</dc:date>
    <dc:creator>root </dc:creator>
    <meta:editing-duration>PT5M25S</meta:editing-duration>
    <meta:editing-cycles>1</meta:editing-cycles>
    <meta:document-statistic meta:table-count="3" meta:cell-count="2694" meta:object-count="0"/>
    <meta:generator>OpenOffice.org/3.3$Unix OpenOffice.org_project/330m20$Build-9567</meta:generator>
  </office:meta>
</office:document-meta>
</file>